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7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16.693cm"/>
    </style:style>
    <style:style style:name="co7" style:family="table-column">
      <style:table-column-properties fo:break-before="auto" style:column-width="10.702cm"/>
    </style:style>
    <style:style style:name="co8" style:family="table-column">
      <style:table-column-properties fo:break-before="auto" style:column-width="9.885cm"/>
    </style:style>
    <style:style style:name="co9" style:family="table-column">
      <style:table-column-properties fo:break-before="auto" style:column-width="11.356cm"/>
    </style:style>
    <style:style style:name="co10" style:family="table-column">
      <style:table-column-properties fo:break-before="auto" style:column-width="11.709cm"/>
    </style:style>
    <style:style style:name="co11" style:family="table-column">
      <style:table-column-properties fo:break-before="auto" style:column-width="14.242cm"/>
    </style:style>
    <style:style style:name="co12" style:family="table-column">
      <style:table-column-properties fo:break-before="auto" style:column-width="12.663cm"/>
    </style:style>
    <style:style style:name="co13" style:family="table-column">
      <style:table-column-properties fo:break-before="auto" style:column-width="9.668cm"/>
    </style:style>
    <style:style style:name="co14" style:family="table-column">
      <style:table-column-properties fo:break-before="auto" style:column-width="10.539cm"/>
    </style:style>
    <style:style style:name="co15" style:family="table-column">
      <style:table-column-properties fo:break-before="auto" style:column-width="10.62cm"/>
    </style:style>
    <style:style style:name="co16" style:family="table-column">
      <style:table-column-properties fo:break-before="auto" style:column-width="9.585cm"/>
    </style:style>
    <style:style style:name="co17" style:family="table-column">
      <style:table-column-properties fo:break-before="auto" style:column-width="10.592cm"/>
    </style:style>
    <style:style style:name="co18" style:family="table-column">
      <style:table-column-properties fo:break-before="auto" style:column-width="8.578cm"/>
    </style:style>
    <style:style style:name="co19" style:family="table-column">
      <style:table-column-properties fo:break-before="auto" style:column-width="13.534cm"/>
    </style:style>
    <style:style style:name="co20" style:family="table-column">
      <style:table-column-properties fo:break-before="auto" style:column-width="8.497cm"/>
    </style:style>
    <style:style style:name="co21" style:family="table-column">
      <style:table-column-properties fo:break-before="auto" style:column-width="11.22cm"/>
    </style:style>
    <style:style style:name="co22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7.555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5.976cm" fo:break-before="auto" style:use-optimal-row-height="true"/>
    </style:style>
    <style:style style:name="ro15" style:family="table-row">
      <style:table-row-properties style:row-height="4.606cm" fo:break-before="auto" style:use-optimal-row-height="true"/>
    </style:style>
    <style:style style:name="ro16" style:family="table-row">
      <style:table-row-properties style:row-height="6.765cm" fo:break-before="auto" style:use-optimal-row-height="true"/>
    </style:style>
    <style:style style:name="ro17" style:family="table-row">
      <style:table-row-properties style:row-height="7.95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6.369cm" fo:break-before="auto" style:use-optimal-row-height="true"/>
    </style:style>
    <style:style style:name="ro20" style:family="table-row">
      <style:table-row-properties style:row-height="5.581cm" fo:break-before="auto" style:use-optimal-row-height="true"/>
    </style:style>
    <style:style style:name="ro21" style:family="table-row">
      <style:table-row-properties style:row-height="8.345cm" fo:break-before="auto" style:use-optimal-row-height="true"/>
    </style:style>
    <style:style style:name="ro22" style:family="table-row">
      <style:table-row-properties style:row-height="9.529cm" fo:break-before="auto" style:use-optimal-row-height="true"/>
    </style:style>
    <style:style style:name="ro23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158466"/>
    </style:style>
    <style:style style:name="ta3" style:family="table" style:master-page-name="Default">
      <style:table-properties table:display="true" style:writing-mode="lr-tb" tableooo:tab-color="#5eb91e"/>
    </style:style>
    <style:style style:name="ta4" style:family="table" style:master-page-name="Default">
      <style:table-properties table:display="true" style:writing-mode="lr-tb" tableooo:tab-color="#2a6099"/>
    </style:style>
    <style:style style:name="ta5" style:family="table" style:master-page-name="Default">
      <style:table-properties table:display="true" style:writing-mode="lr-tb" tableooo:tab-color="#ff860d"/>
    </style:style>
    <style:style style:name="ta6" style:family="table" style:master-page-name="Default">
      <style:table-properties table:display="true" style:writing-mode="lr-tb" tableooo:tab-color="#729fcf"/>
    </style:style>
    <style:style style:name="ta7" style:family="table" style:master-page-name="Default">
      <style:table-properties table:display="true" style:writing-mode="lr-tb" tableooo:tab-color="#3faf46"/>
    </style:style>
    <style:style style:name="ta8" style:family="table" style:master-page-name="Default">
      <style:table-properties table:display="true" style:writing-mode="lr-tb" tableooo:tab-color="#b85c00"/>
    </style:style>
    <style:style style:name="ta9" style:family="table" style:master-page-name="Default">
      <style:table-properties table:display="true" style:writing-mode="lr-tb" tableooo:tab-color="#be480a"/>
    </style:style>
    <style:style style:name="ta10" style:family="table" style:master-page-name="Default">
      <style:table-properties table:display="true" style:writing-mode="lr-tb" tableooo:tab-color="#ffff6d"/>
    </style:style>
    <style:style style:name="ta11" style:family="table" style:master-page-name="Default">
      <style:table-properties table:display="true" style:writing-mode="lr-tb" tableooo:tab-color="#c9211e"/>
    </style:style>
    <style:style style:name="ta12" style:family="table" style:master-page-name="Default">
      <style:table-properties table:display="true" style:writing-mode="lr-tb"/>
    </style:style>
    <style:style style:name="ta13" style:family="table" style:master-page-name="Default">
      <style:table-properties table:display="true" style:writing-mode="lr-tb" tableooo:tab-color="#ffffa6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468a1a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d7" fo:border="0.06pt solid #000000"/>
    </style:style>
    <style:style style:name="T1" style:family="text">
      <style:text-properties fo:color="#be480a"/>
    </style:style>
    <style:style style:name="T2" style:family="text">
      <style:text-properties fo:color="#999999"/>
    </style:style>
    <style:style style:name="T3" style:family="text">
      <style:text-properties fo:color="#058d98"/>
    </style:style>
    <style:style style:name="T4" style:family="text">
      <style:text-properties fo:color="#55308d"/>
    </style:style>
    <style:style style:name="T5" style:family="text">
      <style:text-properties style:use-window-font-color="true"/>
    </style:style>
    <style:style style:name="T6" style:family="text">
      <style:text-properties fo:color="#468a1a"/>
    </style:style>
    <style:style style:name="T7" style:family="text">
      <style:text-properties fo:color="#800080"/>
    </style:style>
    <style:style style:name="T8" style:family="text">
      <style:text-properties fo:color="#127622"/>
    </style:style>
    <style:style style:name="T9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0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fo:color="#3e681b"/>
    </style:style>
    <style:style style:name="T15" style:family="text">
      <style:text-properties style:font-weight-asian="bold" style:font-weight-complex="bold"/>
    </style:style>
    <style:style style:name="T16" style:family="text">
      <style:text-properties fo:color="#b85c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47804"/>
    </style:style>
    <style:style style:name="T2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2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25" style:family="text">
      <style:text-properties fo:color="#3465a4"/>
    </style:style>
    <style:style style:name="T26" style:family="text">
      <style:text-properties fo:color="#666666"/>
    </style:style>
    <style:style style:name="T27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468a1a" fo:font-weight="bold" style:font-weight-asian="bold" style:font-weight-complex="bold"/>
    </style:style>
    <style:style style:name="T2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6666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0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3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3" style:family="text">
      <style:text-properties fo:color="#158466"/>
    </style:style>
    <style:style style:name="T34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3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4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4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4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4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4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8" style:family="text">
      <style:text-properties fo:color="#006600"/>
    </style:style>
    <style:style style:name="T49" style:family="text">
      <style:text-properties fo:color="#512da8"/>
    </style:style>
    <style:style style:name="T5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5" style:family="text">
      <style:text-properties fo:color="#11808c"/>
    </style:style>
    <style:style style:name="T5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85c00"/>
    </style:style>
    <style:style style:name="T5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85c00"/>
    </style:style>
    <style:style style:name="T6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6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47804"/>
    </style:style>
    <style:style style:name="T62" style:family="text">
      <style:text-properties fo:color="#2a6099"/>
    </style:style>
    <style:style style:name="T63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4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 fo:color="#b47804"/>
    </style:style>
    <style:style style:name="T6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67" style:family="text">
      <style:text-properties fo:color="#b85c00" fo:font-weight="bold" style:font-weight-asian="bold" style:font-weight-complex="bold"/>
    </style:style>
    <style:style style:name="T6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6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70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1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7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7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74" style:family="text">
      <style:text-properties fo:color="#ea7500"/>
    </style:style>
    <style:style style:name="T75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7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ff3838"/>
    </style:style>
    <style:style style:name="T7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8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82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85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86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87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8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89" style:family="text">
      <style:text-properties fo:font-weight="bold" style:font-weight-asian="bold" style:font-weight-complex="bold" fo:color="#55308d"/>
    </style:style>
    <style:style style:name="T9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91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9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94" style:family="text">
      <style:text-properties fo:color="#c9211e"/>
    </style:style>
    <style:style style:name="T95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a1467e"/>
    </style:style>
    <style:style style:name="T97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98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99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10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104" style:family="text">
      <style:text-properties fo:color="#1e6a39"/>
    </style:style>
    <style:style style:name="T105" style:family="text">
      <style:text-properties fo:color="#b2b2b2"/>
    </style:style>
    <style:style style:name="T10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108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10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110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3" style:family="text">
      <style:text-properties fo:color="#999999" fo:font-weight="normal" style:font-weight-asian="normal" style:font-weight-complex="normal"/>
    </style:style>
    <style:style style:name="T11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116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ics - 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27" office:value-type="string" calcext:value-type="string">
            <text:p><text:a xlink:href="https://github.com/golang-standards/project-layout" xlink:type="simple">https://github.com/golang-standards/project-layout</text:a></text:p>
          </table:table-cell>
          <table:table-cell table:style-name="ce27" office:value-type="string" calcext:value-type="string">
            <text:p>стандартный проект на GO</text:p>
            <text:p>Расположение модулей</text:p>
          </table:table-cell>
          <table:table-cell table:number-columns-repeated="1022"/>
        </table:table-row>
        <table:table-row table:style-name="ro1" table:number-rows-repeated="2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/>
            <text:p><text:span text:style-name="T2">// обычный строчный комментарий</text:span></text:p>
            <text:p/>
            <text:p/>
            <text:p><text:span text:style-name="T2">/* тоже комментарий</text:span></text:p>
            <text:p/>
            <text:p><text:span text:style-name="T2"> только на несколько строк</text:span></text:p>
            <text:p><text:span text:style-name="T2">*/</text:span></text:p>
            <text:p/>
            <text:p><text:span text:style-name="T2">/* Многострочный комментарий для функции main().</text:span></text:p>
            <text:p><text:span text:style-name="T2">  Чтобы увидеть его, запустите в консоли команду:</text:span></text:p>
            <text:p/>
            <text:p><text:span text:style-name="T2">    godoc comments.go</text:span></text:p>
            <text:p/>
            <text:p><text:span text:style-name="T2">*/</text:span></text:p>
            <text:p/>
            <text:p><text:span text:style-name="T1">func</text:span> <text:span text:style-name="T3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7">ВАЖНО! </text:span> Это не ссылка на объект, на который могут быть другие ссылки, как в Питоне. </text:p>
            <text:p><text:span text:style-name="T17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4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5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5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1">Возвращает t с типом T; а если x is nil, «паникует».</text:span></text:p>
            <text:p><text:span text:style-name="T18">T должен быть интерфейсом???</text:span>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1">Если x принадлежит типу T, ok is true и  t iтипа t.</text:span></text:p>
            <text:p><text:span text:style-name="T11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var</text:span> ival <text:span text:style-name="T7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17">пустой интерфейс</text:span>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func</text:span> Println(a ...<text:span text:style-name="T7">interface</text:span>{}) (n <text:span text:style-name="T7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var</text:span> ival <text:span text:style-name="T7">interface</text:span>{} = <text:span text:style-name="T8">"hello"</text:span></text:p>
            <text:p><text:span text:style-name="T9">str := ival.(</text:span><text:span text:style-name="T10">string</text:span><text:span text:style-name="T9">)</text:span></text:p>
            <text:p><text:span text:style-name="T11">fmt.Println(str)</text:span></text:p>
            <text:p><text:span text:style-name="T12">// hello</text:span></text:p>
          </table:table-cell>
          <table:table-cell table:style-name="ce52" office:value-type="string" calcext:value-type="string">
            <text:p><text:span text:style-name="T9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lo := ival.(<text:span text:style-name="T7">float64</text:span>)</text:p>
            <text:p><text:span text:style-name="T13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, ok := ival.(<text:span text:style-name="T7">string</text:span>)</text:p>
            <text:p>fmt.Println(str, ok)</text:p>
            <text:p><text:span text:style-name="T13">// hello true</text:span></text:p>
            <text:p/>
            <text:p>flo, ok = ival.(<text:span text:style-name="T7">float64</text:span>)</text:p>
            <text:p>fmt.Println(flo, ok)</text:p>
            <text:p><text:span text:style-name="T13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fmt.<text:span text:style-name="T4">Println</text:span>(true &amp;&amp; false)</text:p>
            <text:p>// false</text:p>
            <text:p/>
            <text:p>fmt.<text:span text:style-name="T4">Println</text:span>(true || false)</text:p>
            <text:p>// true</text:p>
            <text:p/>
            <text:p>fmt.<text:span text:style-name="T4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val(ival <text:span text:style-name="T4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ptr(iptr *<text:span text:style-name="T4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<text:span text:style-name="T1">var</text:span> iptr *<text:span text:style-name="T4">int</text:span></text:p>
            <text:p>fmt.Println(iptr==<text:span text:style-name="T1">nil</text:span>)</text:p>
            <text:p><text:span text:style-name="T13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4">Println</text:span>(<text:span text:style-name="T14">"initial:"</text:span>, i)</text:p>
            <text:p>    zeroval(i)</text:p>
            <text:p>    fmt.<text:span text:style-name="T4">Println</text:span>(<text:span text:style-name="T14">"zeroval:"</text:span>, i)</text:p>
            <text:p/>
            <text:p>    zeroptr(&amp;i)</text:p>
            <text:p>    fmt.<text:span text:style-name="T4">Println</text:span>(<text:span text:style-name="T14">"zeroptr:"</text:span>, i)</text:p>
            <text:p>    fmt.<text:span text:style-name="T4">Println</text:span>(<text:span text:style-name="T14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 := 42</text:p>
            <text:p>iptr = &amp;i</text:p>
            <text:p>fmt.<text:span text:style-name="T4">Println</text:span>(iptr)</text:p>
            <text:p><text:span text:style-name="T13">// 0xc000118000</text:span></text:p>
          </table:table-cell>
          <table:table-cell table:style-name="ce52" office:value-type="string" calcext:value-type="string">
            <text:p><text:span text:style-name="T17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*iptr</text:span></text:p>
            <text:p/>
            <text:p>*iptr = 0</text:p>
          </table:table-cell>
          <table:table-cell table:style-name="ce52" office:value-type="string" calcext:value-type="string">
            <text:p><text:span text:style-name="T17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9">
          <table:table-cell table:style-name="ce48" office:value-type="string" calcext:value-type="string">
            <text:p><text:span text:style-name="T15">&amp; - адрес в памяти</text:span></text:p>
            <text:p><text:span text:style-name="T15">* -  значение</text:span></text:p>
          </table:table-cell>
          <table:table-cell table:style-name="ce52" office:value-type="string" calcext:value-type="string">
            <text:p><text:span text:style-name="T17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7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6">if </text:span>7%2 == 0 {</text:p>
            <text:p>        fmt.<text:span text:style-name="T4">Println</text:span>(<text:span text:style-name="T6">"7 is even"</text:span>)</text:p>
            <text:p>    } <text:span text:style-name="T16">else</text:span> {</text:p>
            <text:p>        fmt.<text:span text:style-name="T4">Println</text:span>(<text:span text:style-name="T6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6">If </text:span>8%4 == 0 {</text:p>
            <text:p>        fmt.<text:span text:style-name="T4">Println</text:span>(<text:span text:style-name="T6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16">if </text:span>num := 9; num &lt; 0 {</text:p>
            <text:p>        fmt.<text:span text:style-name="T4">Println</text:span>(num, <text:span text:style-name="T6">"is negative"</text:span>)</text:p>
            <text:p>    } <text:span text:style-name="T16">else</text:span> if num &lt; 10 {</text:p>
            <text:p>        fmt.<text:span text:style-name="T4">Println</text:span>(num,<text:span text:style-name="T6"> "has 1 digit"</text:span>)</text:p>
            <text:p>    } <text:span text:style-name="T16">else</text:span> {</text:p>
            <text:p>        fmt.<text:span text:style-name="T4">Println</text:span>(num, <text:span text:style-name="T6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6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 := 2</text:p>
            <text:p>fmt.<text:span text:style-name="T4">Print</text:span>(<text:span text:style-name="T6">"Write "</text:span>, i, <text:span text:style-name="T6">" as "</text:span>)</text:p>
            <text:p><text:span text:style-name="T16">switch</text:span> i {</text:p>
            <text:p>    <text:span text:style-name="T16">case </text:span>1:</text:p>
            <text:p>        fmt.<text:span text:style-name="T4">Println</text:span>(<text:span text:style-name="T6">"one"</text:span>)</text:p>
            <text:p>   <text:span text:style-name="T16"> case</text:span> 2:</text:p>
            <text:p>        fmt.<text:span text:style-name="T4">Println</text:span>(<text:span text:style-name="T6">"two"</text:span>)</text:p>
            <text:p>    <text:span text:style-name="T16">case</text:span> 3:</text:p>
            <text:p>        fmt.<text:span text:style-name="T4">Println</text:span>(<text:span text:style-name="T6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switch</text:span> time.Now().Weekday() {</text:p>
            <text:p>    <text:span text:style-name="T16">case</text:span> time.Saturday, time.Sunday:</text:p>
            <text:p>        fmt.<text:span text:style-name="T4">Println</text:span>("It's the weekend")</text:p>
            <text:p>    <text:span text:style-name="T16">default</text:span>:</text:p>
            <text:p>        fmt.<text:span text:style-name="T4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16">func</text:span>(i <text:span text:style-name="T16">interface</text:span>{}) {</text:p>
            <text:p>        <text:span text:style-name="T16">switch</text:span> t := i.(<text:span text:style-name="T16">type</text:span>) {</text:p>
            <text:p>        <text:span text:style-name="T16">case</text:span> bool:</text:p>
            <text:p>            fmt.Println("I'm a bool")</text:p>
            <text:p>        <text:span text:style-name="T16">case</text:span> int:</text:p>
            <text:p>            fmt.Println("I'm an int")</text:p>
            <text:p>        <text:span text:style-name="T16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s" table:style-name="ta2">
        <table:table-column table:style-name="co4" table:default-cell-style-name="ce52"/>
        <table:table-column table:style-name="co5" table:default-cell-style-name="ce52"/>
        <table:table-column table:style-name="co3" table:number-columns-repeated="1022" table:default-cell-style-name="ce58"/>
        <table:table-row table:style-name="ro1">
          <table:table-cell table:style-name="ce11" table:number-columns-repeated="2"/>
          <table:table-cell table:number-columns-repeated="1022"/>
        </table:table-row>
        <table:table-row table:style-name="ro11">
          <table:table-cell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<text:span text:style-name="T19">main</text:span>() {</text:p>
            <text:p>  fmt.<text:span text:style-name="T19">Println</text:span>(<text:span text:style-name="T6">"Hello world"</text:span>)</text:p>
            <text:p>}</text:p>
          </table:table-cell>
          <table:table-cell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1">package</text:span> main</text:p>
            <text:p><text:span text:style-name="T1">import</text:span> (</text:p>
            <text:p><text:span text:style-name="T6">     "fmt"</text:span></text:p>
            <text:p><text:span text:style-name="T6">    "math"</text:span>)</text:p>
            <text:p/>
            <text:p><text:span text:style-name="T1">const</text:span> s <text:span text:style-name="T4">string</text:span> =<text:span text:style-name="T6"> "constant"</text:span></text:p>
            <text:p/>
            <text:p><text:span text:style-name="T1">func</text:span> main() { … }</text:p>
          </table:table-cell>
          <table:table-cell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20">import</text:span><text:span text:style-name="T21"> (</text:span></text:p>
            <text:p><text:span text:style-name="T22">    "fmt"</text:span></text:p>
            <text:p><text:span text:style-name="T23">    s </text:span><text:span text:style-name="T24">"strings"</text:span></text:p>
            <text:p><text:span text:style-name="T11">)</text:span></text:p>
          </table:table-cell>
          <table:table-cell office:value-type="string" calcext:value-type="string">
            <text:p>Импорт модуля <text:span text:style-name="T17">с псевдонимом</text:span> s</text:p>
          </table:table-cell>
          <table:table-cell table:number-columns-repeated="1022"/>
        </table:table-row>
        <table:table-row table:style-name="ro1" table:number-rows-repeated="3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Модули в Go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76"/>
          <table:table-cell table:style-name="ce76" office:value-type="string" calcext:value-type="string">
            <text:p><text:span text:style-name="T17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17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mkdir match</text:p>
            <text:p>cd match</text:p>
            <text:p>go <text:span text:style-name="T25">mod init </text:span>github.com/gothanks/match</text:p>
            <text:p><text:span text:style-name="T26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o <text:span text:style-name="T25">build</text:span></text:p>
            <text:p>./match -p is 'go is awesome'</text:p>
            <text:p><text:span text:style-name="T26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25">install</text:span></text:p>
            <text:p>~/go/bin/match -p is 'go is awesome'</text:p>
            <text:p><text:span text:style-name="T27">// go is awesome</text:span></text:p>
          </table:table-cell>
          <table:table-cell office:value-type="string" calcext:value-type="string">
            <text:p>go install устанавливает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<text:span text:style-name="T17">Go компилирует программу в единый исполняемый файл.</text:span> </text:p>
            <text:p>Если программа компилируется в исполняемый файл, у нее <text:span text:style-name="T17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17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mport (</text:p>
            <text:p><text:span text:style-name="T6">    "fmt"</text:span></text:p>
            <text:p><text:span text:style-name="T6">    "os"</text:span></text:p>
            <text:p><text:span text:style-name="T6">    "strings"</text:span></text:p>
            <text:p/>
            <text:p><text:span text:style-name="T6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17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27">// Пакет  numbers ###################################</text:span></text:p>
            <text:p><text:span text:style-name="T16">package</text:span> numbers</text:p>
            <text:p/>
            <text:p><text:span text:style-name="T16">import</text:span> (</text:p>
            <text:p>    <text:span text:style-name="T6">"github.com/gothanks/more/</text:span><text:span text:style-name="T28">text</text:span><text:span text:style-name="T6">"</text:span></text:p>
            <text:p>)</text:p>
            <text:p><text:span text:style-name="T29">// Пакет  text </text:span><text:span text:style-name="T26">###################################</text:span></text:p>
            <text:p><text:span text:style-name="T16">package</text:span><text:span text:style-name="T5"> text</text:span></text:p>
            <text:p/>
            <text:p><text:span text:style-name="T16">import</text:span><text:span text:style-name="T5"> (</text:span></text:p>
            <text:p><text:span text:style-name="T6">    "github.com/gothanks/more/</text:span><text:span text:style-name="T28">numbers</text:span><text:span text:style-name="T6">"</text:span></text:p>
            <text:p><text:span text:style-name="T5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25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25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5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5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25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25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4">
          <table:table-cell office:value-type="string" calcext:value-type="string">
            <text:p>&gt;&gt;&gt; go <text:span text:style-name="T25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Установка стороннего пакета fuzzy</text:p>
            <text:p/>
            <text:p>go <text:span text:style-name="T25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go <text:span text:style-name="T25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25">build</text:span>.</text:p>
            <text:p/>
            <text:p>Для установки зависимостей надо запускать go <text:span text:style-name="T25">build</text:span> на модуле, а не пакете.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3">
        <table:table-column table:style-name="co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Name: %s, Age: %d\n"</text:span>, <text:span text:style-name="T6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0" office:value-type="string" calcext:value-type="string">
            <text:p>fmt.<text:span text:style-name="T4">Println</text:span>(<text:span text:style-name="T6">"1+1 ="</text:span>, 1+1)</text:p>
            <text:p>fmt.<text:span text:style-name="T4">Println</text:span>(<text:span text:style-name="T6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<text:span text:style-name="T4">Println</text:span>(<text:span text:style-name="T6">`Это</text:span></text:p>
            <text:p><text:span text:style-name="T6">    многострочная строка.</text:span></text:p>
            <text:p><text:span text:style-name="T6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fmt.<text:span text:style-name="T4">Println</text:span>(</text:p>
            <text:p>    <text:span text:style-name="T6">"O'word "</text:span> +</text:p>
            <text:p>    <text:span text:style-name="T6">"Another \"word\" "</text:span> +</text:p>
            <text:p>    <text:span text:style-name="T6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9">Fprint</text:span>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<text:span text:style-name="T19">Sprintf</text:span>("sprintf: a %s", "string")</text:p>
          </table:table-cell>
          <table:table-cell table:style-name="ce52" office:value-type="string" calcext:value-type="string">
            <text:p>форматирует строку и <text:span text:style-name="T17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0">var</text:span><text:span text:style-name="T31"> s </text:span><text:span text:style-name="T32">string</text:span></text:p>
            <text:p>fmt.<text:span text:style-name="T4">Scan</text:span>(&amp;s)</text:p>
          </table:table-cell>
          <table:table-cell table:style-name="ce52" office:value-type="string" calcext:value-type="string">
            <text:p><text:span text:style-name="T17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<text:span text:style-name="T19">IsLetter</text:span>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Contains</text:span>(<text:span text:style-name="T6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Count</text:span>(<text:span text:style-name="T6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<text:span text:style-name="T19">IsDigit</text:span>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<text:span text:style-name="T19">RuneCountInString</text:span>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33"/>
          <table:table-cell table:number-columns-repeated="1022"/>
        </table:table-row>
        <table:table-row table:style-name="ro1">
          <table:table-cell table:style-name="ce33" table:number-columns-repeated="2"/>
          <table:table-cell table:number-columns-repeated="1022"/>
        </table:table-row>
        <table:table-row table:style-name="ro1">
          <table:table-cell table:style-name="ce30"/>
          <table:table-cell table:style-name="ce52"/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"go"</text:span> + <text:span text:style-name="T14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len(<text:span text:style-name="T6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s := <text:span text:style-name="T8">"Hello, 世界"</text:span></text:p>
            <text:p>a := []<text:span text:style-name="T16">rune</text:span>(s)</text:p>
            <text:p>        <text:span text:style-name="T16">for</text:span> i, r := <text:span text:style-name="T16">range</text:span> a {</text:p>
            <text:p>                fmt.Printf(<text:span text:style-name="T33">"%d r %c\n"</text:span>, i, r)</text:p>
            <text:p><text:span text:style-name="T34">        }</text:span></text:p>
            <text:p/>
            <text:p/>
          </table:table-cell>
          <table:table-cell table:style-name="ce52" office:value-type="string" calcext:value-type="string">
            <text:p><text:span text:style-name="T17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35">word:=</text:span><text:span text:style-name="T36"> "hello"</text:span></text:p>
            <text:p><text:span text:style-name="T37">letters := []</text:span><text:span text:style-name="T38">rune</text:span><text:span text:style-name="T37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39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4">Println</text:span>(<text:span text:style-name="T16">string</text:span>(letterH))</text:p>
          </table:table-cell>
          <table:table-cell table:style-name="ce16" office:value-type="string" calcext:value-type="string">
            <text:p><text:span text:style-name="T50">чтобы вывести на экран букву "h" из руны </text:span><text:span text:style-name="T51">letterH</text:span>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40">fmt.</text:span><text:span text:style-name="T41">Println</text:span><text:span text:style-name="T40">(strings.ToUpper(</text:span><text:span text:style-name="T42">string</text:span><text:span text:style-name="T40">(letterH)))</text:span></text:p>
          </table:table-cell>
          <table:table-cell table:style-name="ce48" office:value-type="string" calcext:value-type="string">
            <text:p>Делаем букву заглавной <text:span text:style-name="T52">и выводим на экран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7">fmt.</text:span><text:span text:style-name="T43">Println</text:span><text:span text:style-name="T37">(</text:span><text:span text:style-name="T38">string</text:span><text:span text:style-name="T37">(unicode.ToUpper(letterH)))</text:span></text:p>
          </table:table-cell>
          <table:table-cell table:style-name="ce16" office:value-type="string" calcext:value-type="string">
            <text:p><text:span text:style-name="T17">НО МЕТОДЫ unicode применяются непосредственно к руне</text:span>.</text:p>
            <text:p>Сначала их применяем, а потом уже — <text:span text:style-name="T16">string</text:span></text:p>
            <text:p><text:span text:style-name="T53">Делаем букву заглавной </text:span><text:span text:style-name="T54">и выводим на экран, как и в прошлом примере.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mport (</text:p>
            <text:p><text:span text:style-name="T6">    "fmt"</text:span></text:p>
            <text:p>    s <text:span text:style-name="T6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a := int('0')fmt.Println(a)// 48</text:p>
          </table:table-cell>
          <table:table-cell table:style-name="ce16" office:value-type="string" calcext:value-type="string">
            <text:p>Перевод <text:span text:style-name="T16">int</text:span>(<text:span text:style-name="T6">'0'</text:span>) выдаёт номер руны, например на <text:span text:style-name="T6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6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6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6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4">string</text:span>{<text:span text:style-name="T6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6">"a"</text:span>, 5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s.Replace(<text:span text:style-name="T6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6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6">"a-b-c-d-e"</text:span>, <text:span text:style-name="T6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6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6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7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4">Printf</text:span>(<text:span text:style-name="T6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3: %#v\n"</text:span>, p)</text:p>
          </table:table-cell>
          <table:table-cell table:style-name="ce52" office:value-type="string" calcext:value-type="string">
            <text:p><text:span text:style-name="T11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type: %T\n"</text:span>, p)</text:p>
          </table:table-cell>
          <table:table-cell table:style-name="ce52" office:value-type="string" calcext:value-type="string">
            <text:p><text:span text:style-name="T11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float1: %f\n"</text:span>, 78.9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float2: %e\n"</text:span>, 123400000.0)</text:p>
            <text:p>fmt.Printf(<text:span text:style-name="T6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1">width2: |  1.20|  3.45|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pan text:style-name="T44">fmt.Printf(</text:span><text:span text:style-name="T45">"width5: |%-6s|%-6s|\n"</text:span><text:span text:style-name="T44">,</text:span><text:span text:style-name="T45"> "foo", "b"</text:span><text:span text:style-name="T44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flag</text:p>
          </table:table-cell>
          <table:table-cell table:style-name="ce37" office:value-type="string" calcext:value-type="string">
            <text:p>Парсинг входящих аргументов в скрипт (аналог argparse в Python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6">import</text:span> <text:span text:style-name="T6">"flag"</text:span></text:p>
            <text:p><text:span text:style-name="T16">var</text:span> nFlag = flag.<text:span text:style-name="T19">Int</text:span>(<text:span text:style-name="T6">"n"</text:span>, 1234, <text:span text:style-name="T6">"help message for flag n"</text:span>)</text:p>
          </table:table-cell>
          <table:table-cell table:style-name="ce52" office:value-type="string" calcext:value-type="string">
            <text:p>Объявляем integer flag, -n, хранящийся в указателе nFlag с типом *i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flag.<text:span text:style-name="T19">Parse</text:span>()</text:p>
          </table:table-cell>
          <table:table-cell table:style-name="ce16" office:value-type="string" calcext:value-type="string">
            <text:p>ПОСЛЕ объявления ожидаемых аргументов вызываем считывание строки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37">src = strings.</text:span><text:span text:style-name="T46">Join</text:span><text:span text:style-name="T37">(flag.Args(), </text:span><text:span text:style-name="T47">""</text:span><text:span text:style-name="T37">)</text:span></text:p>
          </table:table-cell>
          <table:table-cell table:style-name="ce16" office:value-type="string" calcext:value-type="string">
            <text:p>Объединяем все переданные аргументы, независимо от имени. </text:p>
            <text:p>Вызывается после парсинга </text:p>
          </table:table-cell>
          <table:table-cell table:number-columns-repeated="1022"/>
        </table:table-row>
        <table:table-row table:style-name="ro1" table:number-rows-repeated="3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5">
          <table:table-cell table:style-name="ce14" office:value-type="string" calcext:value-type="string">
            <text:p>match, _ := regexp.MatchString(<text:span text:style-name="T48">"p([a-z]+)ch"</text:span>, <text:span text:style-name="T48">"peach"</text:span>)</text:p>
            <text:p>fmt.<text:span text:style-name="T49">Println</text:span>(match)</text:p>
            <text:p>r, _ := regexp.Compile(<text:span text:style-name="T48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 = regexp.MustCompile(<text:span text:style-name="T48">"p([a-z]+)ch"</text:span>)</text:p>
            <text:p>fmt.<text:span text:style-name="T49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48">("peach"</text:span>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48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Index(<text:span text:style-name="T48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48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48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ln(r.Match([]byte(<text:span text:style-name="T48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48">"a peach"</text:span>, <text:span text:style-name="T48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 := []byte(<text:span text:style-name="T48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_http" table:style-name="ta4">
        <table:table-column table:style-name="co7" table:number-columns-repeated="2" table:default-cell-style-name="ce52"/>
        <table:table-column table:style-name="co3" table:number-columns-repeated="1022" table:default-cell-style-name="ce58"/>
        <table:table-row table:style-name="ro1" table:number-rows-repeated="4">
          <table:table-cell table:number-columns-repeated="1024"/>
        </table:table-row>
        <table:table-row table:style-name="ro1">
          <table:table-cell table:style-name="ce56" office:value-type="string" calcext:value-type="string">
            <text:p>net/http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5">
        <table:table-column table:style-name="co8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Простой тест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unc</text:span> <text:span text:style-name="T19">IntMin</text:span>(a, b <text:span text:style-name="T16">int</text:span>) <text:span text:style-name="T16">int</text:span> {</text:p>
            <text:p>    <text:span text:style-name="T16">if</text:span> a &lt; b {</text:p>
            <text:p>        <text:span text:style-name="T16">return</text:span> a</text:p>
            <text:p>    }</text:p>
            <text:p>    <text:span text:style-name="T16">return</text:span> b</text:p>
            <text:p>}</text:p>
          </table:table-cell>
          <table:table-cell table:style-name="ce52" office:value-type="string" calcext:value-type="string">
            <text:p>Простая функция, возвращающая меньшее число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<text:span text:style-name="T16">import</text:span> <text:span text:style-name="T6">"testing"</text:span></text:p>
            <text:p/>
            <text:p><text:span text:style-name="T16">func</text:span> TestIntMin(t *testing.T) {</text:p>
            <text:p>    got := IntMin(2, -2)</text:p>
            <text:p>    want := -2</text:p>
            <text:p>    <text:span text:style-name="T16">if</text:span> got != want {</text:p>
            <text:p>        t.<text:span text:style-name="T19">Errorf</text:span>(<text:span text:style-name="T6">"got %d; want %d"</text:span>, got, want)</text:p>
            <text:p>    }</text:p>
            <text:p>}</text:p>
          </table:table-cell>
          <table:table-cell table:style-name="ce52" office:value-type="string" calcext:value-type="string">
            <text:p><text:span text:style-name="T17">Тесты принято писать в отдельном файле с суффиксом _test</text:span></text:p>
            <text:p/>
            <text:p>Например, если IntMin() определена в файле ints.go, то тесты будут в том же пакете, но в отдельном файле ints_test.go.</text:p>
            <text:p/>
            <text:p><text:span text:style-name="T17">Тест — это функция с префиксом Test</text:span></text:p>
            <text:p/>
            <text:p>Тест всегда принимает указатель на <text:span text:style-name="T19">testing</text:span>.T — это такой сборник полезных функций. Например, t.Errorf() выводит сообщение об ошибке, не прекращая выполнение теста.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go <text:span text:style-name="T19">test</text:span> -v</text:p>
            <text:p>=== RUN   TestIntMin</text:p>
            <text:p>--- PASS: TestIntMin (0.00s)</text:p>
            <text:p>PASS</text:p>
            <text:p>ok      ints  0.004s</text:p>
          </table:table-cell>
          <table:table-cell table:style-name="ce52" office:value-type="string" calcext:value-type="string">
            <text:p>Выполним тест с подробными результатами (опция -v)</text:p>
            <text:p><text:span text:style-name="T63">go </text:span><text:span text:style-name="T64">test</text:span><text:span text:style-name="T63"> -v</text:span>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6">func</text:span> <text:span text:style-name="T19">TestMain</text:span>(m *testing.M) {</text:p>
            <text:p>    fmt.<text:span text:style-name="T4">Println</text:span>(<text:span text:style-name="T6">"Testing Sum(n1, n2, ...,nk)..."</text:span>)</text:p>
            <text:p>    fmt.<text:span text:style-name="T4">Println</text:span>(<text:span text:style-name="T6">"Finished testing"</text:span>)</text:p>
            <text:p>}</text:p>
            <text:p/>
            <text:p><text:span text:style-name="T16">func</text:span> <text:span text:style-name="T19">TestSumZero</text:span>(t *testing.T) {</text:p>
            <text:p>    <text:span text:style-name="T16">if</text:span> Sum() != 0 {</text:p>
            <text:p>        t.<text:span text:style-name="T19">Errorf</text:span>(<text:span text:style-name="T6">"Expected Sum() == 0"</text:span>)</text:p>
            <text:p>    }</text:p>
            <text:p>}</text:p>
            <text:p/>
            <text:p><text:span text:style-name="T16">func</text:span> <text:span text:style-name="T19">TestSumOne</text:span>(t *testing.T) {</text:p>
            <text:p>    <text:span text:style-name="T16">if</text:span> Sum(1) != 1 {</text:p>
            <text:p>        t.<text:span text:style-name="T19">Errorf</text:span>(<text:span text:style-name="T6">"Expected Sum(1) == 1"</text:span>)</text:p>
            <text:p>    }</text:p>
            <text:p>}</text:p>
            <text:p/>
          </table:table-cell>
          <table:table-cell table:style-name="ce52" office:value-type="string" calcext:value-type="string">
            <text:p>Если есть <text:span text:style-name="T19">TestMain</text:span> ф-я, то выполняться будет только она.</text:p>
            <text:p/>
            <text:p>Она ответственна за запуск внутри себя всех прочих тестов.</text:p>
            <text:p/>
            <text:p>В данном случае, она НИЧЕГО не запускает!  А только пишет строки в StdOut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<text:span text:style-name="T19">test</text:span> -cover</text:p>
          </table:table-cell>
          <table:table-cell table:style-name="ce52" office:value-type="string" calcext:value-type="string">
            <text:p>Чтобы его "покрытие тестами", </text:p>
            <text:p>достаточно запустить go test с опцией -cover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ool cover -html=coverage.out</text:p>
          </table:table-cell>
          <table:table-cell table:style-name="ce52" office:value-type="string" calcext:value-type="string">
            <text:p>Посмотреть HTML-отчет тест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Тест ф-и, проверяющей ответ сервера</text:p>
          </table:table-cell>
          <table:table-cell table:style-name="ce55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6">import</text:span> <text:span text:style-name="T6">"net/http"</text:span></text:p>
            <text:p/>
            <text:p><text:span text:style-name="T26">// Pinger проверяет доступность URL.</text:span></text:p>
            <text:p><text:span text:style-name="T16">type</text:span> Pinger <text:span text:style-name="T16">struct</text:span> {</text:p>
            <text:p>    client *http.Client</text:p>
            <text:p>}</text:p>
            <text:p/>
            <text:p><text:span text:style-name="T26">// Ping запрашивает указанный URL.</text:span></text:p>
            <text:p><text:span text:style-name="T26">// Возвращает true, если адрес доступен, и false в противном случае.</text:span></text:p>
            <text:p><text:span text:style-name="T16">func</text:span> (p Pinger) <text:span text:style-name="T19">Ping</text:span>(url <text:span text:style-name="T16">string</text:span>) <text:span text:style-name="T16">bool</text:span> {</text:p>
            <text:p>    resp, err := p.client.<text:span text:style-name="T19">Head</text:span>(url)</text:p>
            <text:p>    <text:span text:style-name="T16">if</text:span> err != <text:span text:style-name="T16">nil</text:span> {</text:p>
            <text:p>        <text:span text:style-name="T16">return</text:span> <text:span text:style-name="T16">false</text:span></text:p>
            <text:p>    }</text:p>
            <text:p>    <text:span text:style-name="T16">if</text:span> resp.StatusCode != <text:span text:style-name="T55">200</text:span> {</text:p>
            <text:p>        <text:span text:style-name="T16">return</text:span> false</text:p>
            <text:p>    }</text:p>
            <text:p>    <text:span text:style-name="T16">return</text:span> true</text:p>
            <text:p>}</text:p>
          </table:table-cell>
          <table:table-cell table:style-name="ce52" office:value-type="string" calcext:value-type="string">
            <text:p>Делаем запрос на url и получаем ответ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26">// -- ping/ping_test.go --</text:span></text:p>
            <text:p><text:span text:style-name="T16">package</text:span> <text:span text:style-name="T19">ping</text:span></text:p>
            <text:p/>
            <text:p><text:span text:style-name="T16">import</text:span> (</text:p>
            <text:p>    <text:span text:style-name="T6">"net/http"</text:span></text:p>
            <text:p><text:span text:style-name="T6">    "testing"</text:span></text:p>
            <text:p>)</text:p>
            <text:p/>
            <text:p><text:span text:style-name="T16">func</text:span> TestPing(t *<text:span text:style-name="T19">testing</text:span>.T) {</text:p>
            <text:p>    client := &amp;http.Client{}</text:p>
            <text:p>    pinger := Pinger{client}</text:p>
            <text:p>    got := pinger.<text:span text:style-name="T19">Ping</text:span>(<text:span text:style-name="T6">"https://example.com"</text:span>)</text:p>
            <text:p>    <text:span text:style-name="T16">if</text:span> !got {</text:p>
            <text:p>        t.<text:span text:style-name="T19">Errorf</text:span>(<text:span text:style-name="T6">"Expected example.com to be available"</text:span>)</text:p>
            <text:p>    }</text:p>
            <text:p>    got = pinger.<text:span text:style-name="T19">Ping</text:span>(<text:span text:style-name="T6">"https://example.com/404"</text:span>)</text:p>
            <text:p>    <text:span text:style-name="T16">if</text:span> got {</text:p>
            <text:p>        t.<text:span text:style-name="T19">Errorf</text:span>(<text:span text:style-name="T6">"Expected example.com/404 to be UNavailable"</text:span>)</text:p>
            <text:p>    }</text:p>
            <text:p>}</text:p>
          </table:table-cell>
          <table:table-cell table:style-name="ce52" office:value-type="string" calcext:value-type="string">
            <text:p>В тесте создаём экземпляр http.Client </text:p>
            <text:p>и с ним экземпляр Pinger</text:p>
            <text:p/>
            <text:p>И с его помощью прозваниваем url-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Заглушки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26">// Настоящий клиент-Pinger</text:span></text:p>
            <text:p><text:span text:style-name="T16">type</text:span> Pinger <text:span text:style-name="T16">struct</text:span> {</text:p>
            <text:p>    client *http.Client</text:p>
            <text:p>}</text:p>
            <text:p/>
            <text:p/>
          </table:table-cell>
          <table:table-cell table:style-name="ce52" office:value-type="string" calcext:value-type="string">
            <text:p>Вообще, для http-заглушек в Go есть отдельный пакет <text:span text:style-name="T6">"net/http/httptest"</text:span>. </text:p>
            <text:p>Здесь я его не использовал, чтобы продемонстрировать универсальный принцип создания заглушек для внешних или «тяжелых» зависимостей:</text:p>
            <text:p/>
            <text:p/>
            <text:p/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7">// HTTPClient - это усеченный http-клиент,</text:span></text:p>
            <text:p><text:span text:style-name="T27">// который умеет делать HEAD-запросы.</text:span></text:p>
            <text:p><text:span text:style-name="T56">type</text:span><text:span text:style-name="T57"> HTTPClient </text:span><text:span text:style-name="T58">interface</text:span><text:span text:style-name="T57"> {</text:span></text:p>
            <text:p><text:span text:style-name="T11">    Head(url </text:span><text:span text:style-name="T59">string</text:span><text:span text:style-name="T11">) (resp *http.</text:span><text:span text:style-name="T60">Response</text:span><text:span text:style-name="T11">, err </text:span><text:span text:style-name="T59">error</text:span><text:span text:style-name="T11">)</text:span></text:p>
            <text:p><text:span text:style-name="T11">}</text:span></text:p>
          </table:table-cell>
          <table:table-cell table:style-name="ce52" office:value-type="string" calcext:value-type="string">
            <text:p><text:span text:style-name="T65">1) </text:span><text:span text:style-name="T66">Заменяем конкретную зависимость на зависимость от интерфейса.</text:span></text:p>
            <text:p><text:span text:style-name="T11">ведем интерфейс с единственным нужным нам методом — .Head(), 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7">// Pinger проверяет доступность URL. </text:span></text:p>
            <text:p><text:span text:style-name="T27">// Используем HTTP-заглушку</text:span></text:p>
            <text:p><text:span text:style-name="T56">type</text:span><text:span text:style-name="T57"> Pinger </text:span><text:span text:style-name="T58">struct</text:span><text:span text:style-name="T57"> {</text:span></text:p>
            <text:p><text:span text:style-name="T23">    client </text:span><text:span text:style-name="T61">HTTPClient</text:span></text:p>
            <text:p><text:span text:style-name="T11">}</text:span></text:p>
          </table:table-cell>
          <table:table-cell table:style-name="ce52" office:value-type="string" calcext:value-type="string">
            <text:p>и будем использовать его в Pinger вместо http.Client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6">// MockClient - это заглушка http-клиента для тестов.</text:span></text:p>
            <text:p><text:span text:style-name="T16">type</text:span> MockClient <text:span text:style-name="T16">struct</text:span>{}</text:p>
            <text:p/>
            <text:p/>
            <text:p><text:span text:style-name="T16">func</text:span> (client *MockClient) <text:span text:style-name="T19">Head</text:span>(url <text:span text:style-name="T16">string</text:span>) (resp *http.<text:span text:style-name="T19">Response</text:span>, err <text:span text:style-name="T16">error</text:span>) {</text:p>
            <text:p>    parts := strings.<text:span text:style-name="T19">Split</text:span>(url,<text:span text:style-name="T6"> "/"</text:span>)</text:p>
            <text:p>    last := parts[<text:span text:style-name="T4">len</text:span>(parts)-1]</text:p>
            <text:p>    statusCode, err := strconv.<text:span text:style-name="T19">Atoi</text:span>(last)</text:p>
            <text:p>    <text:span text:style-name="T16">if</text:span> err != nil {</text:p>
            <text:p>        <text:span text:style-name="T16">return</text:span> <text:span text:style-name="T16">nil</text:span>, err</text:p>
            <text:p>    }</text:p>
            <text:p>    resp = &amp;http.<text:span text:style-name="T19">Response</text:span>{StatusCode: statusCode}</text:p>
            <text:p>    <text:span text:style-name="T16">return</text:span> resp, <text:span text:style-name="T16">nil</text:span></text:p>
            <text:p>}</text:p>
          </table:table-cell>
          <table:table-cell table:style-name="ce52" office:value-type="string" calcext:value-type="string">
            <text:p>2) Реализуем интерфейс в тестах </text:p>
            <text:p/>
            <text:p/>
            <text:p/>
            <text:p><text:span text:style-name="T27">// Head возвращает http-ответ со статусом, указанным в url. </text:span></text:p>
            <text:p/>
            <text:p><text:span text:style-name="T27">Например:</text:span></text:p>
            <text:p><text:span text:style-name="T27">// url = https://ya.ru/200 -&gt; статус = 200</text:span></text:p>
            <text:p><text:span text:style-name="T27">// url = https://ya.ru/404 -&gt; статус = 404</text:span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6">func</text:span> TestPing(t *<text:span text:style-name="T19">testing</text:span>.T) {</text:p>
            <text:p>    client := &amp;MockClient{}</text:p>
            <text:p>    pinger := Pinger{client}</text:p>
            <text:p>    got := pinger.<text:span text:style-name="T19">Ping</text:span>(<text:span text:style-name="T6">"https://example.com/200"</text:span>)</text:p>
            <text:p>    <text:span text:style-name="T16">if</text:span> !got {</text:p>
            <text:p>        t.<text:span text:style-name="T19">Errorf</text:span>(<text:span text:style-name="T6">"Expected example.com/200 to be available"</text:span>)</text:p>
            <text:p>    }</text:p>
            <text:p>    got = pinger.<text:span text:style-name="T19">Ping</text:span>(<text:span text:style-name="T6">"https://example.com/404"</text:span>)</text:p>
            <text:p>    <text:span text:style-name="T16">if</text:span> got {</text:p>
            <text:p>        t.<text:span text:style-name="T19">Errorf</text:span>(<text:span text:style-name="T6">"Expected example.com/404 to be unavailable"</text:span>)</text:p>
            <text:p>    }</text:p>
            <text:p>}</text:p>
            <text:p/>
          </table:table-cell>
          <table:table-cell table:style-name="ce52" office:value-type="string" calcext:value-type="string">
            <text:p>и используем его.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До и после теста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6">func</text:span> <text:span text:style-name="T19">TestMain</text:span>(m *testing.M) {</text:p>
            <text:p>    fmt.<text:span text:style-name="T4">Println</text:span>(<text:span text:style-name="T6">"Setup tests..."</text:span>)</text:p>
            <text:p>    start := time.Now()</text:p>
            <text:p/>
            <text:p>    m.Run()</text:p>
            <text:p/>
            <text:p>    fmt.<text:span text:style-name="T4">Println</text:span>(<text:span text:style-name="T6">"Teardown tests..."</text:span>)</text:p>
            <text:p>    end := time.Now()</text:p>
            <text:p>    fmt.<text:span text:style-name="T4">Println</text:span>(<text:span text:style-name="T6">"Tests took"</text:span>, end.Sub(start))</text:p>
            <text:p>}</text:p>
          </table:table-cell>
          <table:table-cell table:style-name="ce52" office:value-type="string" calcext:value-type="string">
            <text:p>Бывает, хочется выполнить </text:p>
            <text:p>какой-то код до старта тестов (setup), </text:p>
            <text:p>а какой-то — после их заверешения (teardown). </text:p>
            <text:p/>
            <text:p>Например, перед тестами подготовить данные, а после — почистить их.</text:p>
            <text:p/>
            <text:p>В других языках для этого часто используют отдельные функции. В Go же обходятся одной — TestMain(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Короткие тесты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unc</text:span> <text:span text:style-name="T19">TestSumN</text:span>(t *testing.T) {</text:p>
            <text:p>    <text:span text:style-name="T16">if</text:span> testing.Short() {</text:p>
            <text:p>        t.<text:span text:style-name="T19">Skip</text:span><text:span text:style-name="T5">(</text:span><text:span text:style-name="T6">"skipping test in short mode."</text:span>)</text:p>
            <text:p>    }</text:p>
            <text:p><text:span text:style-name="T26">    // сам тест</text:span></text:p>
            <text:p>}</text:p>
          </table:table-cell>
          <table:table-cell table:style-name="ce52" office:value-type="string" calcext:value-type="string">
            <text:p>Можно в тесте сделать ветку на пропуск этого теста в случае запуска в "быстром" ("Коротком") режиме.</text:p>
            <text:p/>
            <text:p>При запуске с флагом -short этот тест будет пропущен 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go <text:span text:style-name="T62">test</text:span> -v -<text:span text:style-name="T19">short</text:span></text:p>
            <text:p>=== RUN   TestSumFew</text:p>
            <text:p>--- PASS: TestSumFew (0.00s)</text:p>
            <text:p>=== RUN   TestSumN</text:p>
            <text:p>    selective_test.go:21: <text:span text:style-name="T6">skipping test in short mode.</text:span></text:p>
            <text:p>--- SKIP: TestSumN (0.00s)</text:p>
          </table:table-cell>
          <table:table-cell table:style-name="ce52" office:value-type="string" calcext:value-type="string">
            <text:p>Запускаем тесты в коротком режим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test -v -run Few</text:p>
          </table:table-cell>
          <table:table-cell table:style-name="ce52" office:value-type="string" calcext:value-type="string">
            <text:p>Альтернативный вариант — указать маску названия теста. Так выполнится только TestSumFew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est -v -run N</text:p>
          </table:table-cell>
          <table:table-cell table:style-name="ce52" office:value-type="string" calcext:value-type="string">
            <text:p>А так — только TestSumN</text:p>
          </table:table-cell>
          <table:table-cell table:number-columns-repeated="1022"/>
        </table:table-row>
        <table:table-row table:style-name="ro1" table:number-rows-repeated="21">
          <table:table-cell table:style-name="ce52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6">
        <table:table-column table:style-name="co9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16">var</text:span> a [5]<text:span text:style-name="T4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6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4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16">var</text:span> scores []<text:span text:style-name="T4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ores = <text:span text:style-name="T67">append</text:span>(scores, 1.1)</text:p>
          </table:table-cell>
          <table:table-cell table:style-name="ce52" office:value-type="string" calcext:value-type="string">
            <text:p><text:span text:style-name="T67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 := <text:span text:style-name="T19">make</text:span>([]<text:span text:style-name="T4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6">mak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8">finish := </text:span><text:span text:style-name="T69">make</text:span><text:span text:style-name="T68">([]string, len(start</text:span>))</text:p>
            <text:p><text:span text:style-name="T20">copy</text:span><text:span text:style-name="T21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t := []<text:span text:style-name="T4">string</text:span>{<text:span text:style-name="T6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8">
          <table:table-cell table:style-name="ce52" office:value-type="string" calcext:value-type="string">
            <text:p>twoD := <text:span text:style-name="T19">make</text:span>( [ ][ ]<text:span text:style-name="T4">int</text:span>, 3)</text:p>
            <text:p>    <text:span text:style-name="T1">for</text:span> i := 0; i &lt; 3; i++ {</text:p>
            <text:p>        innerLen := i + 1</text:p>
            <text:p>        twoD[i] = <text:span text:style-name="T19">make</text:span>([ ]<text:span text:style-name="T4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4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5">
          <table:table-cell table:style-name="ce30" office:value-type="string" calcext:value-type="string">
            <text:p>func Sum(nums ...int) int {total := 0for _, num := range nums {total += num}return total}arr := []int{1, 2, 3, 4, 5}result := Sum(arr…)</text:p>
          </table:table-cell>
          <table:table-cell table:style-name="ce52" office:value-type="string" calcext:value-type="string">
            <text:p><text:span text:style-name="T17">Распаковка массива в аргументы функции - через троеточие</text:span></text:p>
            <text:p><text:span text:style-name="T17">…</text:span></text:p>
            <text:p/>
            <text:p><text:span text:style-name="T52">Аналог *args в Питоне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48" office:value-type="string" calcext:value-type="string">
            <text:p>m := <text:span text:style-name="T19">make</text:span>(map[<text:span text:style-name="T4">string</text:span>]<text:span text:style-name="T4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[<text:span text:style-name="T6">"k1"</text:span>] = 7</text:p>
            <text:p>m[<text:span text:style-name="T6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6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р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6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prs := m[<text:span text:style-name="T6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4">string</text:span>]<text:span text:style-name="T4">int</text:span>{<text:span text:style-name="T6">"foo"</text:span>: 1, <text:span text:style-name="T6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<text:span text:style-name="T37">n := map[</text:span><text:span text:style-name="T43">string</text:span><text:span text:style-name="T37">]</text:span><text:span text:style-name="T43">int</text:span><text:span text:style-name="T37">{</text:span><text:span text:style-name="T47">"foo"</text:span><text:span text:style-name="T37">: 1,</text:span><text:span text:style-name="T47"> "bar"</text:span><text:span text:style-name="T37">: 2}</text:span></text:p>
            <text:p/>
            <text:p><text:span text:style-name="T70">for</text:span><text:span text:style-name="T37"> key, value := </text:span><text:span text:style-name="T71">range</text:span><text:span text:style-name="T37"> n {</text:span></text:p>
            <text:p><text:span text:style-name="T37">    fmt.</text:span><text:span text:style-name="T43">Println</text:span><text:span text:style-name="T37">(</text:span><text:span text:style-name="T47">"key: "</text:span><text:span text:style-name="T37">, key, </text:span><text:span text:style-name="T47">", value: "</text:span><text:span text:style-name="T37">, value)</text:span></text:p>
          </table:table-cell>
          <table:table-cell table:style-name="ce13" office:value-type="string" calcext:value-type="string">
            <text:p><text:span text:style-name="T40">key, value := </text:span><text:span text:style-name="T75">range</text:span></text:p>
            <text:p><text:span text:style-name="T76">Выдает пары индекс-значение или ключ-значение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6">for</text:span> key := range m {</text:p>
            <text:p>    fmt.<text:span text:style-name="T4">Println</text:span>(<text:span text:style-name="T8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or</text:span> idx, char := <text:span text:style-name="T16">range</text:span> <text:span text:style-name="T8">"ого" </text:span>{</text:p>
            <text:p>    fmt.<text:span text:style-name="T4">Println</text:span>(idx, char, <text:span text:style-name="T16">string</text:span>(char))</text:p>
            <text:p>}</text:p>
            <text:p><text:span text:style-name="T13">// 0 1086 о</text:span></text:p>
            <text:p><text:span text:style-name="T13">// 2 1075 г</text:span></text:p>
            <text:p><text:span text:style-name="T13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7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or idx, val := <text:span text:style-name="T16">range</text:span> slice { ... }</text:p>
            <text:p>for key, val := <text:span text:style-name="T16">range</text:span> mp { ... }</text:p>
            <text:p>for idx, char := <text:span text:style-name="T16">range</text:span>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trs := []string{<text:span text:style-name="T6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nts := []int{7, 2, 4}</text:p>
            <text:p>sort.<text:span text:style-name="T19">Ints</text:span>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 := sort.IntsAreSorted(ints)</text:p>
            <text:p>fmt.<text:span text:style-name="T4">Println</text:span>(<text:span text:style-name="T6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1">type</text:span> byLength []<text:span text:style-name="T4">string</text:span></text:p>
            <text:p><text:span text:style-name="T1">func</text:span> (s byLength) Len() <text:span text:style-name="T4">int</text:span> {</text:p>
            <text:p>    <text:span text:style-name="T1">return</text:span> len(s)</text:p>
            <text:p>}</text:p>
            <text:p><text:span text:style-name="T1">func</text:span> (s byLength) Swap(i, j <text:span text:style-name="T4">int</text:span>) {</text:p>
            <text:p>    s[i], s[j] = s[j], s[i]</text:p>
            <text:p>}</text:p>
            <text:p><text:span text:style-name="T1">func</text:span> (s byLength) Less(i, j <text:span text:style-name="T4">int</text:span>) <text:span text:style-name="T4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6">"peach", "banana", "kiwi"</text:span>}</text:p>
            <text:p>    sort.Sort(byLength(fruits))</text:p>
            <text:p>    fmt.<text:span text:style-name="T4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6">func</text:span> Index(vs []<text:span text:style-name="T4">string</text:span>, t <text:span text:style-name="T4">string</text:span>) <text:span text:style-name="T4">int</text:span> {</text:p>
            <text:p>    <text:span text:style-name="T16">for</text:span> i, v := <text:span text:style-name="T1">range</text:span> vs {</text:p>
            <text:p>        <text:span text:style-name="T16">if</text:span> v == t {</text:p>
            <text:p>            <text:span text:style-name="T16">return</text:span> i</text:p>
            <text:p>        }</text:p>
            <text:p>    }</text:p>
            <text:p>    <text:span text:style-name="T16">return</text:span> -1</text:p>
            <text:p>}</text:p>
            <text:p/>
            <text:p><text:span text:style-name="T56">func</text:span><text:span text:style-name="T57"> Include(vs []string, t string) </text:span><text:span text:style-name="T72">bool</text:span><text:span text:style-name="T57"> {</text:span></text:p>
            <text:p><text:span text:style-name="T68">    </text:span><text:span text:style-name="T73">return</text:span><text:span text:style-name="T68"> Index(vs, t) &gt;= 0</text:span></text:p>
            <text:p><text:span text:style-name="T11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18">Проверяет, входит ли элемент в массив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<text:span text:style-name="T74">stringInSlice</text:span>(a <text:span text:style-name="T4">string</text:span>, list []<text:span text:style-name="T4">string</text:span>) <text:span text:style-name="T4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Any(vs []string, f func(string) bool) bool {</text:p>
            <text:p>    <text:span text:style-name="T16">for</text:span> _, v := range vs {</text:p>
            <text:p>        <text:span text:style-name="T16">if</text:span> f(v) {</text:p>
            <text:p>            <text:span text:style-name="T16">return true</text:span></text:p>
            <text:p>        }</text:p>
            <text:p>    }</text:p>
            <text:p>    <text:span text:style-name="T16">return</text:span> false</text:p>
            <text:p>}</text:p>
          </table:table-cell>
          <table:table-cell table:style-name="ce52" office:value-type="string" calcext:value-type="string">
            <text:p><text:span text:style-name="T11">any</text:span></text:p>
            <text:p><text:span text:style-name="T11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All(vs []string, f func(string) bool) bool {</text:p>
            <text:p>    <text:span text:style-name="T16">for</text:span> _, v := range vs {</text:p>
            <text:p>        <text:span text:style-name="T16">if </text:span>!f(v) {</text:p>
            <text:p>           <text:span text:style-name="T16"> return false</text:span></text:p>
            <text:p>        }</text:p>
            <text:p>    }</text:p>
            <text:p><text:span text:style-name="T16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6">func</text:span> Filter(vs []string, f func(string) bool) []string {</text:p>
            <text:p>    vsf := make([]string, 0)</text:p>
            <text:p>    <text:span text:style-name="T16">for</text:span> _, v := range vs {</text:p>
            <text:p>       <text:span text:style-name="T16"> if</text:span> f(v) {</text:p>
            <text:p>            vsf = append(vsf, v)</text:p>
            <text:p>        }</text:p>
            <text:p>    }</text:p>
            <text:p>    <text:span text:style-name="T16">return</text:span> vsf</text:p>
            <text:p>}</text:p>
          </table:table-cell>
          <table:table-cell table:style-name="ce52" office:value-type="string" calcext:value-type="string">
            <text:p><text:span text:style-name="T11">Возвращает новый срез,</text:span></text:p>
            <text:p><text:span text:style-name="T11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Map(vs []string, f func(string) string) []string {</text:p>
            <text:p>    vsm := make([]string, len(vs))</text:p>
            <text:p>    <text:span text:style-name="T16">for</text:span> i, v := range vs {</text:p>
            <text:p>        vsm[i] = f(v)</text:p>
            <text:p>    }</text:p>
            <text:p>    <text:span text:style-name="T16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7">
        <table:table-column table:style-name="co10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4">int</text:span></text:p>
            <text:p>    Fruits []<text:span text:style-name="T4">string</text:span></text:p>
            <text:p>}</text:p>
            <text:p/>
            <text:p>res1D := &amp;response1{</text:p>
            <text:p>        Page:   1,</text:p>
            <text:p>        Fruits: []<text:span text:style-name="T4">string</text:span>{<text:span text:style-name="T6">"apple", "peach", "pear"</text:span>}}</text:p>
            <text:p>res1B, _ := json.Marshal(res1D)</text:p>
            <text:p>fmt.<text:span text:style-name="T4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3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str := `<text:span text:style-name="T6">{"page": 1, "fruits": ["apple", "peach"]}</text:span>`</text:p>
            <text:p>res := response2{}</text:p>
            <text:p>json.Unmarshal([]<text:span text:style-name="T1">byte</text:span>(<text:span text:style-name="T4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enc := json.NewEncoder(os.Stdout)</text:p>
            <text:p>d := <text:span text:style-name="T1">map</text:span>[<text:span text:style-name="T4">string</text:span>]<text:span text:style-name="T4">int</text:span>{<text:span text:style-name="T6">"apple"</text:span>: 5, <text:span text:style-name="T6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6">"encoding/xml"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11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7">с описанием вложенности уровней </text:span></text:p>
            <text:p/>
            <text:p/>
            <text:p><text:span text:style-name="T52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8">
        <table:table-column table:style-name="co11" table:default-cell-style-name="ce58"/>
        <table:table-column table:style-name="co1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6">const</text:span> s <text:span text:style-name="T77">string</text:span> = <text:span text:style-name="T6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78">var</text:span><text:span text:style-name="T79"> a </text:span><text:span text:style-name="T80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1">a:= 100</text:span></text:p>
            <text:p><text:span text:style-name="T23">a:= 100   </text:span><text:span text:style-name="T81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2">// &lt;-- jazz is new</text:span></text:p>
            <text:p>baz, foo  := someFunc()  <text:span text:style-name="T2">// &lt;-- baz is new</text:span></text:p>
            <text:p/>
            <text:p><text:span text:style-name="T1">var</text:span><text:span text:style-name="T5"> foo </text:span><text:span text:style-name="T4">int</text:span><text:span text:style-name="T5"> = 34</text:span></text:p>
            <text:p><text:span text:style-name="T1">func</text:span><text:span text:style-name="T5"> some() {</text:span></text:p>
            <text:p><text:span text:style-name="T5">  </text:span><text:span text:style-name="T2">// because foo here is scoped to some func</text:span></text:p>
            <text:p><text:span text:style-name="T5">  foo := 42  </text:span><text:span text:style-name="T2">// &lt;-- legal</text:span></text:p>
            <text:p><text:span text:style-name="T5">  foo = 314  </text:span><text:span text:style-name="T2">// &lt;-- legal</text:span></text:p>
            <text:p><text:span text:style-name="T5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2">var </text:span><text:span text:style-name="T83">a = </text:span><text:span text:style-name="T84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4">
          <table:table-cell table:style-name="ce50" office:value-type="string" calcext:value-type="string">
            <text:p><text:span text:style-name="T85">func</text:span><text:span text:style-name="T86"> (c circleStruct) nameOfFunc(argument </text:span><text:span text:style-name="T87">int</text:span><text:span text:style-name="T86">) (</text:span><text:span text:style-name="T87">float64, error)</text:span><text:span text:style-name="T86"> {</text:span></text:p>
            <text:p><text:span text:style-name="T68">    </text:span><text:span text:style-name="T88">return</text:span><text:span text:style-name="T68"> 1</text:span></text:p>
            <text:p><text:span text:style-name="T11">}</text:span></text:p>
          </table:table-cell>
          <table:table-cell table:style-name="ce50" office:value-type="string" calcext:value-type="string">
            <text:p><text:span text:style-name="T91">как пишется функция:</text:span></text:p>
            <text:p><text:span text:style-name="T20">func</text:span><text:span text:style-name="T21"> </text:span></text:p>
            <text:p><text:span text:style-name="T11">(СТРУКТУРА, к которой привязан метод, если привязан)</text:span></text:p>
            <text:p><text:span text:style-name="T11">ИМЯ ФУНКЦИИ</text:span></text:p>
            <text:p><text:span text:style-name="T11">(АРГУМЕНТЫ С ТИПАМИ) </text:span></text:p>
            <text:p><text:span text:style-name="T11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1">func</text:span> plus(a <text:span text:style-name="T4">int</text:span>, b <text:span text:style-name="T4">int</text:span>) <text:span text:style-name="T4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lusPlus(a, b, c <text:span text:style-name="T4">int</text:span>) <text:span text:style-name="T4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vals() (<text:span text:style-name="T4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<text:span text:style-name="T6">"Not a number"</text:span>)</text:p>
            <text:p>}</text:p>
          </table:table-cell>
          <table:table-cell table:style-name="ce52" office:value-type="string" calcext:value-type="string">
            <text:p><text:span text:style-name="T17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sum(<text:span text:style-name="T52">nums</text:span><text:span text:style-name="T17"> ...</text:span><text:span text:style-name="T89">int</text:span>) {</text:p>
            <text:p>    fmt.<text:span text:style-name="T4">Print</text:span>(nums, <text:span text:style-name="T6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4">Println</text:span>(total)</text:p>
            <text:p>}</text:p>
          </table:table-cell>
          <table:table-cell table:style-name="ce52" office:value-type="string" calcext:value-type="string">
            <text:p><text:span text:style-name="T17">Троеточие.  (как *args в питоне или ...args в js)</text:span></text:p>
            <text:p>Функция, <text:span text:style-name="T17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<text:span text:style-name="T1">func</text:span>(msg <text:span text:style-name="T4">string</text:span>) {</text:p>
            <text:p>    fmt.<text:span text:style-name="T4">Println</text:span>(msg)</text:p>
            <text:p>}(<text:span text:style-name="T14">"going"</text:span>)</text:p>
          </table:table-cell>
          <table:table-cell table:style-name="ce52" office:value-type="string" calcext:value-type="string">
            <text:p><text:span text:style-name="T17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68">closest := sort.Search(</text:span><text:span text:style-name="T73">len</text:span><text:span text:style-name="T68">(array), </text:span><text:span text:style-name="T73">func</text:span><text:span text:style-name="T68">(i int) </text:span><text:span text:style-name="T73">bool</text:span><text:span text:style-name="T68"> { </text:span><text:span text:style-name="T73">return</text:span><text:span text:style-name="T68"> array</text:span>[i] &gt;= x })</text:p>
            <text:p><text:span text:style-name="T68">fmt.</text:span><text:span text:style-name="T90">Println</text:span><text:span text:style-name="T68">(array</text:span>[closest], <text:span text:style-name="T8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1">// ближайший сверху к `x` элемент среза `a`</text:span></text:p>
            <text:p><text:span text:style-name="T11">// 64 is the closest to 53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1" office:value-type="string" calcext:value-type="string">
            <text:p><text:span text:style-name="T11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">func</text:span> intSeq() <text:span text:style-name="T1">func</text:span>() <text:span text:style-name="T4">int</text:span> {</text:p>
            <text:p>    i := 0</text:p>
            <text:p>    <text:span text:style-name="T1">return</text:span> <text:span text:style-name="T1">func</text:span>() <text:span text:style-name="T4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    nextInt := intSeq()</text:span></text:p>
            <text:p>    fmt.<text:span text:style-name="T4">Println</text:span>(nextInt())</text:p>
            <text:p>    fmt.<text:span text:style-name="T4">Println</text:span>(nextInt())</text:p>
            <text:p>    fmt.<text:span text:style-name="T4">Println</text:span>(nextInt())</text:p>
            <text:p/>
            <text:p>    newInts := intSeq()</text:p>
            <text:p>    fmt.<text:span text:style-name="T4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4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5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8">
        <table:table-column table:style-name="co13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1">
          <table:table-cell office:value-type="string" calcext:value-type="string">
            <text:p><text:span text:style-name="T1">type</text:span> person <text:span text:style-name="T4">struct</text:span> {</text:p>
            <text:p>    name <text:span text:style-name="T4">string</text:span></text:p>
            <text:p>    age  <text:span text:style-name="T4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7">атрибуты</text:span>, переменные.</text:p>
            <text:p/>
            <text:p>Это может быть и просто массив</text:p>
          </table:table-cell>
        </table:table-row>
        <table:table-row table:style-name="ro11">
          <table:table-cell office:value-type="string" calcext:value-type="string">
            <text:p><text:span text:style-name="T1">func</text:span> newPerson(name <text:span text:style-name="T4">string</text:span>) *<text:span text:style-name="T4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9">
          <table:table-cell office:value-type="string" calcext:value-type="string">
            <text:p><text:span text:style-name="T1">func</text:span> makePerson(name <text:span text:style-name="T4">string</text:span>) <text:span text:style-name="T4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5">make</text:span> вместо <text:span text:style-name="T5">new</text:span></text:p>
          </table:table-cell>
        </table:table-row>
        <table:table-row table:style-name="ro1">
          <table:table-cell office:value-type="string" calcext:value-type="string">
            <text:p><text:span text:style-name="T23">k := &amp;person{</text:span><text:span text:style-name="T92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1">type</text:span> rect <text:span text:style-name="T4">struct</text:span> {</text:p>
            <text:p>    width, height <text:span text:style-name="T4">int</text:span></text:p>
            <text:p>}</text:p>
            <text:p/>
            <text:p><text:span text:style-name="T1">func</text:span> (r *rect) area() <text:span text:style-name="T4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4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7">Методы</text:span> структур — стоят вне структур!</text:p>
            <text:p/>
            <text:p><text:span text:style-name="T17">Ссылка</text:span> на структуру — в скобках перед именем</text:p>
          </table:table-cell>
        </table:table-row>
        <table:table-row table:style-name="ro2">
          <table:table-cell office:value-type="string" calcext:value-type="string">
            <text:p>sean := person{name: <text:span text:style-name="T6">"Sean"</text:span>, age: 50}</text:p>
            <text:p>fmt.<text:span text:style-name="T4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1">// Sean</text:span></text:p>
          </table:table-cell>
        </table:table-row>
        <table:table-row table:style-name="ro5">
          <table:table-cell office:value-type="string" calcext:value-type="string">
            <text:p>sven := &amp;person{name: <text:span text:style-name="T6">"Sven"</text:span>, age: 50}</text:p>
            <text:p>fmt.<text:span text:style-name="T4">Println</text:span>((*sven).age)</text:p>
            <text:p>fmt.<text:span text:style-name="T4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4">
          <table:table-cell office:value-type="string" calcext:value-type="string">
            <text:p><text:span text:style-name="T1">type</text:span> book <text:span text:style-name="T4">struct</text:span> {</text:p>
            <text:p>    title  <text:span text:style-name="T4">string</text:span></text:p>
            <text:p><text:span text:style-name="T68">    author </text:span><text:span text:style-name="T90">struct</text:span><text:span text:style-name="T68"> {</text:span></text:p>
            <text:p><text:span text:style-name="T23">        firstName </text:span><text:span text:style-name="T93">string</text:span></text:p>
            <text:p><text:span text:style-name="T23">        lastName  </text:span><text:span text:style-name="T93">string</text:span></text:p>
            <text:p><text:span text:style-name="T11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5">
          <table:table-cell office:value-type="string" calcext:value-type="string">
            <text:p>type comment <text:span text:style-name="T4">struct</text:span> {</text:p>
            <text:p><text:span text:style-name="T23">    text   </text:span><text:span text:style-name="T93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6">
          <table:table-cell office:value-type="string" calcext:value-type="string">
            <text:p>chris := user{</text:p>
            <text:p>    name: <text:span text:style-name="T6">"Chris"</text:span>,</text:p>
            <text:p>}</text:p>
            <text:p>c := comment{</text:p>
            <text:p>    text:   <text:span text:style-name="T6">"Gophers are awesome!"</text:span>,</text:p>
            <text:p>    author: &amp;chris,</text:p>
            <text:p>}</text:p>
            <text:p>fmt.<text:span text:style-name="T4">Printf</text:span>(<text:span text:style-name="T6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2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4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0">
          <table:table-cell office:value-type="string" calcext:value-type="string">
            <text:p><text:span text:style-name="T1">func</text:span> (id inn) isValid() <text:span text:style-name="T4">bool</text:span> {</text:p>
            <text:p>    <text:span text:style-name="T1">if </text:span><text:span text:style-name="T74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7">новый</text:span> определяемый <text:span text:style-name="T17">тип на основе inn</text:span> — <text:span text:style-name="T17">он унаследует структуру и свойства inn, </text:span></text:p>
            <text:p><text:span text:style-name="T17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3">// return *Item instead of Item</text:span></text:p>
            <text:p><text:span text:style-name="T1">func</text:span> Handler(request <text:span text:style-name="T4">Request</text:span>) (*Item, <text:span text:style-name="T4">error</text:span>) {</text:p>
            <text:p><text:span text:style-name="T13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17">Нельзя в переменную типа struct положить nil.</text:span></text:p>
            <text:p><text:span text:style-name="T17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rect <text:span text:style-name="T4">struct</text:span> {</text:p>
            <text:p>    width, height int</text:p>
            <text:p>}</text:p>
            <text:p/>
            <text:p><text:span text:style-name="T1">func</text:span> (r rect) area() <text:span text:style-name="T4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7">
          <table:table-cell office:value-type="string" calcext:value-type="string">
            <text:p><text:span text:style-name="T1">func</text:span> (c *circle) area() <text:span text:style-name="T4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9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1">НО если указывать значение, метод НЕ БУДЕТ изменять изначальную структуру.</text:span></text:p>
            <text:p/>
            <text:p><text:span text:style-name="T17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5">
          <table:table-cell table:style-name="ce62" office:value-type="string" calcext:value-type="string">
            <text:p><text:span text:style-name="T16">type</text:span> counter <text:span text:style-name="T16">struct</text:span> {</text:p>
            <text:p>    value <text:span text:style-name="T16">uint</text:span>}</text:p>
            <text:p><text:span text:style-name="T16">func</text:span> (c *counter) <text:span text:style-name="T19">increment</text:span>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9">
          <table:table-cell table:style-name="ce62" office:value-type="string" calcext:value-type="string">
            <text:p><text:span text:style-name="T16">type</text:span> usage <text:span text:style-name="T16">struct</text:span> {</text:p>
            <text:p>    service <text:span text:style-name="T7">string</text:span></text:p>
            <text:p>    counter <text:span text:style-name="T7">counter</text:span>}</text:p>
            <text:p><text:span text:style-name="T16">func</text:span> makeUsage(service <text:span text:style-name="T16">string</text:span>) <text:span text:style-name="T16">usage</text:span> {</text:p>
            <text:p>    <text:span text:style-name="T16">return</text:span>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7">
          <table:table-cell table:style-name="ce62" office:value-type="string" calcext:value-type="string">
            <text:p>usage := makeUsage(<text:span text:style-name="T8">"find"</text:span>)</text:p>
            <text:p>usage.<text:span text:style-name="T94">counter</text:span>.<text:span text:style-name="T25">increment</text:span>()</text:p>
          </table:table-cell>
          <table:table-cell table:style-name="ce62" office:value-type="string" calcext:value-type="string">
            <text:p><text:span text:style-name="T17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5">
          <table:table-cell table:style-name="ce62" office:value-type="string" calcext:value-type="string">
            <text:p><text:span text:style-name="T16">type</text:span> usage <text:span text:style-name="T16">struct</text:span> {</text:p>
            <text:p>    service <text:span text:style-name="T16">string</text:span></text:p>
            <text:p>    <text:span text:style-name="T5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2">
          <table:table-cell office:value-type="string" calcext:value-type="string">
            <text:p>usage := makeUsage(<text:span text:style-name="T8">"find"</text:span>)</text:p>
            <text:p>usage.<text:span text:style-name="T25">increment</text:span>()</text:p>
          </table:table-cell>
          <table:table-cell office:value-type="string" calcext:value-type="string">
            <text:p>И тогда можем <text:span text:style-name="T17">напрямую использовать его методы</text:span></text:p>
            <text:p><text:span text:style-name="T17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5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4">float64</text:span></text:p>
            <text:p>    perim() <text:span text:style-name="T4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11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4">float64</text:span></text:p>
            <text:p>}</text:p>
            <text:p><text:span text:style-name="T1">type</text:span> circle <text:span text:style-name="T1">struct</text:span> {</text:p>
            <text:p>    radius <text:span text:style-name="T4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9">
          <table:table-cell office:value-type="string" calcext:value-type="string">
            <text:p><text:span text:style-name="T95">//The implementation for rects.</text:span></text:p>
            <text:p><text:span text:style-name="T1">func</text:span> (r rect) area() <text:span text:style-name="T4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4">float64</text:span> {</text:p>
            <text:p>    <text:span text:style-name="T1">return</text:span> 2*r.width + 2*r.height</text:p>
            <text:p>}</text:p>
            <text:p/>
            <text:p><text:span text:style-name="T2">//The implementation for circles.</text:span></text:p>
            <text:p><text:span text:style-name="T1">func</text:span> (c circle) area() <text:span text:style-name="T4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4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20">
          <table:table-cell office:value-type="string" calcext:value-type="string">
            <text:p><text:span text:style-name="T1">func</text:span> measure(g geometry) {</text:p>
            <text:p>    fmt.<text:span text:style-name="T4">Println</text:span>(g)</text:p>
            <text:p>    fmt.<text:span text:style-name="T4">Println</text:span>(g.area())</text:p>
            <text:p>    fmt.<text:span text:style-name="T4">Println</text:span>(g.perim())</text:p>
            <text:p>}</text:p>
            <text:p/>
            <text:p><text:span text:style-name="T1">func</text:span> <text:span text:style-name="T4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2">
          <table:table-cell office:value-type="string" calcext:value-type="string">
            <text:p><text:span text:style-name="T1">type</text:span> counter <text:span text:style-name="T7">struct</text:span> {</text:p>
            <text:p>    val <text:span text:style-name="T7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7">
          <table:table-cell office:value-type="string" calcext:value-type="string">
            <text:p><text:span text:style-name="T1">type</text:span> Counter <text:span text:style-name="T7">interface</text:span> {</text:p>
            <text:p>    increment()</text:p>
            <text:p>    value() <text:span text:style-name="T7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7">
          <table:table-cell office:value-type="string" calcext:value-type="string">
            <text:p><text:span text:style-name="T1">type</text:span> usage <text:span text:style-name="T7">struct</text:span> {</text:p>
            <text:p>    service <text:span text:style-name="T7">string</text:span></text:p>
            <text:p>    Counter}</text:p>
          </table:table-cell>
          <table:table-cell office:value-type="string" calcext:value-type="string">
            <text:p>Во внешнюю структуру <text:span text:style-name="T17">встраиваем не каунтер, а интерфейс Каунтер</text:span></text:p>
          </table:table-cell>
        </table:table-row>
        <table:table-row table:style-name="ro5">
          <table:table-cell office:value-type="string" calcext:value-type="string">
            <text:p><text:span text:style-name="T1">func</text:span> newUsage(service <text:span text:style-name="T7">string</text:span>) *<text:span text:style-name="T7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9">
        <table:table-column table:style-name="co13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9">
          <table:table-cell office:value-type="string" calcext:value-type="string">
            <text:p> i := 1</text:p>
            <text:p><text:span text:style-name="T16">for</text:span> i &lt;= 3 {</text:p>
            <text:p>    fmt.<text:span text:style-name="T96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6">while</text:span> из Питона</text:p>
          </table:table-cell>
        </table:table-row>
        <table:table-row table:style-name="ro5">
          <table:table-cell office:value-type="string" calcext:value-type="string">
            <text:p><text:span text:style-name="T16">for</text:span> j := 7; j &lt;= 9; j++ {</text:p>
            <text:p>        fmt.<text:span text:style-name="T96">Println</text:span>(j)</text:p>
            <text:p>    }</text:p>
          </table:table-cell>
          <table:table-cell office:value-type="string" calcext:value-type="string">
            <text:p>Классический <text:span text:style-name="T16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9">
          <table:table-cell office:value-type="string" calcext:value-type="string">
            <text:p><text:span text:style-name="T16">for</text:span> {</text:p>
            <text:p>    fmt.<text:span text:style-name="T96">Println</text:span>(<text:span text:style-name="T6">"loop"</text:span>)</text:p>
            <text:p>    <text:span text:style-name="T16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6">while True</text:span> в питоне.</text:p>
            <text:p>Оканчивается только через <text:span text:style-name="T16">break</text:span></text:p>
          </table:table-cell>
        </table:table-row>
        <table:table-row table:style-name="ro4">
          <table:table-cell office:value-type="string" calcext:value-type="string">
            <text:p><text:span text:style-name="T16">for</text:span> n := 0; n &lt;= 5; n++ {</text:p>
            <text:p>        <text:span text:style-name="T16">if</text:span> n%2 == 0 {</text:p>
            <text:p>            <text:span text:style-name="T16">continue</text:span></text:p>
            <text:p>        }</text:p>
            <text:p>        fmt.<text:span text:style-name="T96">Println</text:span>(n)</text:p>
            <text:p>    }</text:p>
            <text:p>}</text:p>
          </table:table-cell>
          <table:table-cell office:value-type="string" calcext:value-type="string">
            <text:p>Пример <text:span text:style-name="T16">continue</text:span></text:p>
          </table:table-cell>
        </table:table-row>
        <table:table-row table:style-name="ro2">
          <table:table-cell table:style-name="ce64" office:value-type="string" calcext:value-type="string">
            <text:p><text:span text:style-name="T97">for</text:span><text:span text:style-name="T98"> key, value := </text:span><text:span text:style-name="T99">range</text:span><text:span text:style-name="T98"> n {</text:span></text:p>
            <text:p><text:span text:style-name="T100">    fmt.</text:span><text:span text:style-name="T101">Println</text:span><text:span text:style-name="T100">(</text:span><text:span text:style-name="T102">"key: "</text:span><text:span text:style-name="T100">, key, </text:span><text:span text:style-name="T102">", value: "</text:span><text:span text:style-name="T100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10">
        <table:table-column table:style-name="co14" table:default-cell-style-name="ce52"/>
        <table:table-column table:style-name="co15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6">func</text:span> f(from <text:span text:style-name="T4">string</text:span>) {    </text:p>
            <text:p>    <text:span text:style-name="T16">for</text:span> i := 0; i &lt; 9; i++ {        </text:p>
            <text:p>        fmt.<text:span text:style-name="T4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16">func</text:span> main() {</text:p>
            <text:p>     f(<text:span text:style-name="T6">"direct"</text:span>)    </text:p>
            <text:p>     <text:span text:style-name="T16">go</text:span> f(<text:span text:style-name="T6">"goroutine"</text:span>)</text:p>
            <text:p>     time.Sleep(time.Second*2)    </text:p>
            <text:p>     <text:span text:style-name="T16">func</text:span>(msg string) {        </text:p>
            <text:p>          fmt.<text:span text:style-name="T4">Println</text:span>(msg)    }(<text:span text:style-name="T6">"going"</text:span>)</text:p>
            <text:p>     time.Sleep(time.Second*3)   </text:p>
            <text:p>     fmt.<text:span text:style-name="T4">Println</text:span>(<text:span text:style-name="T6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2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6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6">"a", "b", "c"</text:span>}</text:p>
            <text:p><text:span text:style-name="T26">    // для каждой стринги запускаем горутину, которая         её напечатает</text:span>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2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>НЕ СТОИТ использовать в Горутинах глобальные переменные</text:p>
            <text:p>Этот код выдаст c c c, а не ожидаемый a b c!</text:p>
            <text:p/>
            <text:p/>
            <text:p/>
            <text:p/>
            <text:p/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<text:span text:style-name="T6">«c»</text:span>.</text:p>
            <text:p/>
            <text:p>Т.е. даже пока 1 горутина запускается, цикл уже полностью пробегает и в v лежит последняя стринга <text:span text:style-name="T6">"c"</text:span></text:p>
            <text:p/>
            <text:p/>
          </table:table-cell>
          <table:table-cell table:style-name="Default" table:number-columns-repeated="1022"/>
        </table:table-row>
        <table:table-row table:style-name="ro11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4">string</text:span>) {</text:p>
            <text:p>            fmt.<text:span text:style-name="T4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7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4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2">// create a new 'v'.</text:span>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7">в каждом цикле сделать свою локальную переменную v.</text:span></text:p>
            <text:p>Тогда при запуске не может вовсе в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4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<text:span text:style-name="T1">go</text:span> <text:span text:style-name="T1">func</text:span>() { messages &lt;- <text:span text:style-name="T14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sg := &lt;-messages</text:p>
            <text:p>fmt.<text:span text:style-name="T4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c:= make(chan string)</text:p>
            <text:p>c ←"a"  <text:span text:style-name="T2">// error</text:span></text:p>
          </table:table-cell>
          <table:table-cell table:style-name="ce61" office:value-type="string" calcext:value-type="string">
            <text:p><text:span text:style-name="T17">ОТПРАВКА В КАНАЛ, который не читают</text:span> и <text:span text:style-name="T17">БЕЗ буферизации</text:span></text:p>
            <text:p><text:span text:style-name="T17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11">
          <table:table-cell table:style-name="ce61" office:value-type="string" calcext:value-type="string">
            <text:p>messages := <text:span text:style-name="T16">make</text:span>(<text:span text:style-name="T16">chan</text:span> string, 2)</text:p>
            <text:p>    </text:p>
            <text:p>messages &lt;- <text:span text:style-name="T6">"buffered"</text:span></text:p>
            <text:p>messages &lt;- <text:span text:style-name="T6">"channel"</text:span></text:p>
            <text:p>fmt.<text:span text:style-name="T4">Println</text:span>(&lt;-messages)</text:p>
            <text:p>fmt.<text:span text:style-name="T4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7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21">
          <table:table-cell table:style-name="ce50" office:value-type="string" calcext:value-type="string">
            <text:p><text:span text:style-name="T16">package</text:span> main</text:p>
            <text:p/>
            <text:p><text:span text:style-name="T16">import</text:span> (</text:p>
            <text:p><text:span text:style-name="T6">    "fmt"</text:span></text:p>
            <text:p><text:span text:style-name="T6">    "time"</text:span></text:p>
            <text:p>)</text:p>
            <text:p/>
            <text:p><text:span text:style-name="T16">func</text:span> worker(done <text:span text:style-name="T16">chan</text:span> <text:span text:style-name="T4">bool</text:span>) {</text:p>
            <text:p>    fmt.Print(<text:span text:style-name="T6">"working..."</text:span>)</text:p>
            <text:p>    time.Sleep(time.Second)</text:p>
            <text:p>    fmt.Println(<text:span text:style-name="T6">"done"</text:span>)</text:p>
            <text:p>    done &lt;- true</text:p>
            <text:p>}</text:p>
            <text:p/>
            <text:p><text:span text:style-name="T16">func</text:span> main() {</text:p>
            <text:p>    done := <text:span text:style-name="T16">make</text:span>(<text:span text:style-name="T16">chan</text:span> <text:span text:style-name="T4">bool</text:span>, 1)</text:p>
            <text:p>    go worker(done)</text:p>
            <text:p/>
            <text:p>    ←done  <text:span text:style-name="T2"> // без этого мейн не дожидается горутину </text:span></text:p>
            <text:p><text:span text:style-name="T95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7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т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6">func</text:span> ping(pings <text:span text:style-name="T16">chan</text:span>&lt;- <text:span text:style-name="T4">string</text:span>, msg <text:span text:style-name="T4">string</text:span>) {</text:p>
            <text:p>    pings &lt;- msg</text:p>
            <text:p>}</text:p>
            <text:p/>
            <text:p><text:span text:style-name="T16">func</text:span> pong(pings &lt;-<text:span text:style-name="T16">chan</text:span> <text:span text:style-name="T4">string</text:span>, pongs <text:span text:style-name="T16">chan</text:span>&lt;- <text:span text:style-name="T4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7">Направление канала </text:span>— обозначается стрелкой.</text:p>
            <text:p>Тут только отправка.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6">"received job"</text:span>, j)} </text:p>
            <text:p><text:span text:style-name="T1">            else</text:span> {fmt.Println(<text:span text:style-name="T6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<text:span text:style-name="T17">Закрытие канала — вторая переменная при получении из канала. true - ещё работает, false - закрыт</text:span>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68">    </text:span><text:span text:style-name="T88">for</text:span><text:span text:style-name="T68"> j := 1; j &lt;= 3; j++ {</text:span></text:p>
            <text:p><text:span text:style-name="T11">        jobs &lt;- j</text:span></text:p>
            <text:p><text:span text:style-name="T11">        fmt.Println("sent job", j)</text:span></text:p>
            <text:p><text:span text:style-name="T11">    }</text:span></text:p>
            <text:p><text:span text:style-name="T68">    </text:span><text:span text:style-name="T88">close</text:span><text:span text:style-name="T68">(jobs)</text:span></text:p>
            <text:p><text:span text:style-name="T68">    fmt.Println(</text:span><text:span text:style-name="T103">"sent all jobs"</text:span><text:span text:style-name="T68">)</text:span></text:p>
            <text:p><text:span text:style-name="T11">    ←done</text:span></text:p>
          </table:table-cell>
          <table:table-cell office:value-type="string" calcext:value-type="string">
            <text:p><text:span text:style-name="T17">Закрытие канала</text:span> происходит словом <text:span text:style-name="T16">close</text:span>(channel).</text:p>
            <text:p>Тут мы шлём задачи</text:p>
            <text:p/>
            <text:p/>
            <text:p/>
            <text:p>А потом заявляем о закрытии канала jobs.</text:p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    queue := make(chan string, 2)</text:p>
            <text:p>    queue &lt;- <text:span text:style-name="T6">"one"</text:span></text:p>
            <text:p>    queue &lt;- <text:span text:style-name="T6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4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1">ИТЕРАЦИЯ по каналу.</text:span>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2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6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6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6">"received "</text:span>, msg1)</text:p>
            <text:p>        <text:span text:style-name="T1">case</text:span> msg2 := &lt;-c2:</text:p>
            <text:p>            fmt.Println(<text:span text:style-name="T6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3">// timeout 1</text:span></text:p>
            <text:p><text:span text:style-name="T13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    <text:span text:style-name="T16">select</text:span> {    case res := &lt;-c2:        fmt.Println(res)    case &lt;-time.After(3 * time.Second):        fmt.Println("timeout 2")    }</text:p>
          </table:table-cell>
          <table:table-cell office:value-type="string" calcext:value-type="string">
            <text:p><text:span text:style-name="T17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20">select</text:span><text:span text:style-name="T21"> {</text:span></text:p>
            <text:p><text:span text:style-name="T68">    </text:span><text:span text:style-name="T88">case</text:span><text:span text:style-name="T68"> msg := &lt;-messages:</text:span></text:p>
            <text:p><text:span text:style-name="T68">        fmt.Println(</text:span><text:span text:style-name="T103">"received message"</text:span><text:span text:style-name="T68">, msg)</text:span></text:p>
            <text:p><text:span text:style-name="T68">    </text:span><text:span text:style-name="T88">case</text:span><text:span text:style-name="T68"> sig := &lt;-signals:</text:span></text:p>
            <text:p><text:span text:style-name="T68">        fmt.Println(</text:span><text:span text:style-name="T103">"received signal"</text:span><text:span text:style-name="T68">, sig)</text:span></text:p>
            <text:p><text:span text:style-name="T68">    </text:span><text:span text:style-name="T88">default</text:span><text:span text:style-name="T68">:</text:span></text:p>
            <text:p><text:span text:style-name="T68">        fmt.Println(</text:span><text:span text:style-name="T103">"no activity"</text:span><text:span text:style-name="T68">)</text:span></text:p>
            <text:p><text:span text:style-name="T11">    }</text:span></text:p>
          </table:table-cell>
          <table:table-cell office:value-type="string" calcext:value-type="string">
            <text:p><text:span text:style-name="T17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  msg := <text:span text:style-name="T6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6">"sent message"</text:span>, msg)</text:p>
            <text:p>    <text:span text:style-name="T1">default</text:span>:</text:p>
            <text:p>        fmt.Println(<text:span text:style-name="T6">"no message sent"</text:span>)</text:p>
            <text:p>    }</text:p>
            <text:p/>
          </table:table-cell>
          <table:table-cell office:value-type="string" calcext:value-type="string">
            <text:p><text:span text:style-name="T17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1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<text:span text:style-name="T1">package</text:span> main</text:p>
            <text:p/>
            <text:p><text:span text:style-name="T16">import</text:span> <text:span text:style-name="T104">"fmt"</text:span></text:p>
            <text:p><text:span text:style-name="T16">import</text:span> <text:span text:style-name="T104">"sync"</text:span></text:p>
            <text:p/>
            <text:p><text:span text:style-name="T16">var</text:span> wg sync.WaitGroup <text:span text:style-name="T105">// 1</text:span></text:p>
            <text:p/>
            <text:p><text:span text:style-name="T16">func</text:span> routine() {</text:p>
            <text:p>    <text:span text:style-name="T4">defer</text:span> wg.Done() <text:span text:style-name="T105">// 3</text:span></text:p>
            <text:p>    fmt.<text:span text:style-name="T4">Println</text:span>(<text:span text:style-name="T104">"routine finished"</text:span>)</text:p>
            <text:p>}</text:p>
            <text:p/>
            <text:p><text:span text:style-name="T16">func</text:span> main() {</text:p>
            <text:p>    wg.Add(1) <text:span text:style-name="T105">// 2</text:span></text:p>
            <text:p>    go routine() <text:span text:style-name="T105">// *</text:span></text:p>
            <text:p>    wg.Wait() <text:span text:style-name="T105">// 4</text:span></text:p>
            <text:p>    fmt.Println(<text:span text:style-name="T104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4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9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4">Println</text:span>("<text:span text:style-name="T6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13">// Timer 1 fired</text:span>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<text:span text:style-name="T11">    timer2 := time.NewTimer(time.Second)</text:span></text:p>
            <text:p><text:span text:style-name="T68">    </text:span><text:span text:style-name="T88">go func</text:span><text:span text:style-name="T68">() {</text:span></text:p>
            <text:p><text:span text:style-name="T11">        &lt;-timer2.C</text:span></text:p>
            <text:p><text:span text:style-name="T106">        fmt.</text:span><text:span text:style-name="T107">Println</text:span><text:span text:style-name="T106">(</text:span><text:span text:style-name="T108">"Timer 2 fired"</text:span><text:span text:style-name="T106">)</text:span></text:p>
            <text:p><text:span text:style-name="T11">    }()</text:span></text:p>
            <text:p><text:span text:style-name="T11">    stop2 := timer2.Stop()</text:span></text:p>
            <text:p><text:span text:style-name="T68">    </text:span><text:span text:style-name="T88">if</text:span><text:span text:style-name="T68"> stop2 {</text:span></text:p>
            <text:p><text:span text:style-name="T106">        fmt.</text:span><text:span text:style-name="T107">Println</text:span><text:span text:style-name="T106">(</text:span><text:span text:style-name="T108">"Timer 2 stopped"</text:span><text:span text:style-name="T106">)</text:span></text:p>
            <text:p><text:span text:style-name="T11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7">остановить таймер</text:span></text:p>
            <text:p/>
            <text:p><text:span text:style-name="T95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4">Println</text:span>(<text:span text:style-name="T6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11">    time.Sleep(1600 * time.Millisecond)</text:span></text:p>
            <text:p><text:span text:style-name="T11">    ticker.Stop()</text:span></text:p>
            <text:p><text:span text:style-name="T23">    done &lt;- </text:span><text:span text:style-name="T109">true</text:span></text:p>
            <text:p><text:span text:style-name="T106">    fmt.</text:span><text:span text:style-name="T107">Println</text:span><text:span text:style-name="T106">(</text:span><text:span text:style-name="T108">"Ticker stopped"</text:span><text:span text:style-name="T106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4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06">    burstyLimiter := </text:span><text:span text:style-name="T110">make</text:span><text:span text:style-name="T106">(</text:span><text:span text:style-name="T110">chan</text:span><text:span text:style-name="T106"> time.Time, 3)</text:span></text:p>
            <text:p><text:span text:style-name="T68">    </text:span><text:span text:style-name="T88">for</text:span><text:span text:style-name="T68"> i := 0; i &lt; 3; i++ {</text:span></text:p>
            <text:p><text:span text:style-name="T11">        burstyLimiter &lt;- time.Now()</text:span></text:p>
            <text:p><text:span text:style-name="T11">    }</text:span></text:p>
            <text:p/>
            <text:p><text:span text:style-name="T68">    </text:span><text:span text:style-name="T88">go func</text:span><text:span text:style-name="T68">() {</text:span></text:p>
            <text:p><text:span text:style-name="T68">        </text:span><text:span text:style-name="T88">for</text:span><text:span text:style-name="T68"> t := range time.Tick(200 * time.Millisecond) {</text:span></text:p>
            <text:p><text:span text:style-name="T11">            burstyLimiter &lt;- t</text:span></text:p>
            <text:p><text:span text:style-name="T11">    } }()</text:span></text:p>
            <text:p/>
            <text:p><text:span text:style-name="T11">    burstyRequests := </text:span><text:span text:style-name="T111">make</text:span><text:span text:style-name="T11">(</text:span><text:span text:style-name="T111">chan</text:span><text:span text:style-name="T11"> </text:span><text:span text:style-name="T112">int</text:span><text:span text:style-name="T11">, 5)</text:span></text:p>
            <text:p><text:span text:style-name="T68">    </text:span><text:span text:style-name="T88">for</text:span><text:span text:style-name="T68"> i := 1; i &lt;= 5; i++ {</text:span></text:p>
            <text:p><text:span text:style-name="T11">        burstyRequests &lt;- i</text:span></text:p>
            <text:p><text:span text:style-name="T11">    }</text:span></text:p>
            <text:p><text:span text:style-name="T68">    </text:span><text:span text:style-name="T88">close</text:span><text:span text:style-name="T68">(burstyRequests)</text:span></text:p>
            <text:p><text:span text:style-name="T106">    </text:span><text:span text:style-name="T110">for</text:span><text:span text:style-name="T106"> req := </text:span><text:span text:style-name="T110">range</text:span><text:span text:style-name="T106"> burstyRequests {</text:span></text:p>
            <text:p><text:span text:style-name="T11">        &lt;-burstyLimiter</text:span></text:p>
            <text:p><text:span text:style-name="T68">        fmt.</text:span><text:span text:style-name="T90">Println</text:span><text:span text:style-name="T68">("request", req, time.Now())</text:span></text:p>
            <text:p><text:span text:style-name="T11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11">
        <table:table-column table:style-name="co1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">import</text:span> (</text:p>
            <text:p>  <text:span text:style-name="T14">  "errors"</text:span></text:p>
            <text:p><text:span text:style-name="T14">    "fmt"</text:span></text:p>
            <text:p>)</text:p>
            <text:p/>
            <text:p><text:span text:style-name="T1">func</text:span> f1(arg <text:span text:style-name="T4">int</text:span>) (<text:span text:style-name="T4">int</text:span>, <text:span text:style-name="T4">error</text:span>) {</text:p>
            <text:p>    <text:span text:style-name="T1">if</text:span> arg == 42 {</text:p>
            <text:p>        <text:span text:style-name="T1">return</text:span> -1, errors.New(<text:span text:style-name="T14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1">Создаём ошибку с помощью </text:span></text:p>
            <text:p><text:span text:style-name="T23">errors.New(</text:span><text:span text:style-name="T92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7"> int </text:span>   </text:p>
            <text:p>     prob <text:span text:style-name="T7">string</text:span>}</text:p>
            <text:p/>
            <text:p><text:span text:style-name="T1">func</text:span> (e *argError) Error() <text:span text:style-name="T7">string</text:span> {</text:p>
            <text:p>    <text:span text:style-name="T1">return</text:span> fmt.Sprintf(<text:span text:style-name="T8">"%d - %s"</text:span>, e.arg, e.prob)}</text:p>
            <text:p/>
            <text:p><text:span text:style-name="T1">func</text:span> f2(arg <text:span text:style-name="T7">int</text:span>) (<text:span text:style-name="T7">int</text:span>, error) {</text:p>
            <text:p>    <text:span text:style-name="T1">if</text:span> arg == 42 {</text:p>
            <text:p>        <text:span text:style-name="T1">return</text:span> -1, &amp;argError{arg, <text:span text:style-name="T8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17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17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indexOf(src, <text:span text:style-name="T8">"js"</text:span>)</text:p>
            <text:p><text:span text:style-name="T1">if</text:span> err, ok := err.(*lookupError); ok {</text:p>
            <text:p>    fmt.<text:span text:style-name="T7">Println</text:span>(<text:span text:style-name="T8">"err.src:"</text:span>, err.src)</text:p>
            <text:p>    fmt.<text:span text:style-name="T7">Println</text:span>(<text:span text:style-name="T8">"err.substr:"</text:span>, err.substr)</text:p>
            <text:p>}</text:p>
            <text:p><text:span text:style-name="T13">// err.src: go is awesome</text:span></text:p>
            <text:p><text:span text:style-name="T13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package <text:span text:style-name="T4">main</text:span></text:p>
            <text:p/>
            <text:p><text:span text:style-name="T1">import</text:span> (</text:p>
            <text:p><text:span text:style-name="T14">  "os"</text:span></text:p>
            <text:p>)</text:p>
            <text:p/>
            <text:p><text:span text:style-name="T1">func</text:span> main() {</text:p>
            <text:p>  f, _ := os.Open(<text:span text:style-name="T14">"defer.py"</text:span>)</text:p>
            <text:p>  <text:span text:style-name="T4">defer</text:span> f.Close()</text:p>
            <text:p><text:span text:style-name="T13">  // теперь вы можете читать из f</text:span></text:p>
            <text:p><text:span text:style-name="T13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17">Отложенная неизбежная операция, </text:span></text:p>
            <text:p><text:span text:style-name="T17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nic</text:span>(<text:span text:style-name="T6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err := os.Create(<text:span text:style-name="T6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    <text:span text:style-name="T4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4">Println</text:span>(<text:span text:style-name="T6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4">Println</text:span>(<text:span text:style-name="T6">"After panic()"</text:span>)   <text:span text:style-name="T2">// не сработает</text:span></text:p>
          </table:table-cell>
          <table:table-cell table:style-name="ce52" office:value-type="string" calcext:value-type="string">
            <text:p><text:span text:style-name="T17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7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8">"ERROR:"</text:span>, err)</text:p>
            <text:p>        } <text:span text:style-name="T1">else</text:span> {</text:p>
            <text:p>            fmt.Println(<text:span text:style-name="T8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4">
        <table:table-column table:style-name="co17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f, _ := os.Open("defer.py")</text:p>
            <text:p><text:span text:style-name="T4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7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6">
          <table:table-cell table:style-name="ce62" office:value-type="string" calcext:value-type="string">
            <text:p><text:span text:style-name="T1">func</text:span> createFile(p <text:span text:style-name="T4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5">
          <table:table-cell office:value-type="string" calcext:value-type="string">
            <text:p><text:span text:style-name="T20">func</text:span><text:span text:style-name="T21"> writeFile(f *os.File) {</text:span></text:p>
            <text:p><text:span text:style-name="T68">    fmt.Println(</text:span><text:span text:style-name="T103">"writing"</text:span><text:span text:style-name="T68">)</text:span></text:p>
            <text:p><text:span text:style-name="T68">    fmt.Fprintln(f, </text:span><text:span text:style-name="T103">"data"</text:span><text:span text:style-name="T68">)</text:span></text:p>
            <text:p><text:span text:style-name="T11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4">
          <table:table-cell office:value-type="string" calcext:value-type="string">
            <text:p><text:span text:style-name="T20">func</text:span><text:span text:style-name="T21"> closeFile(f *os.File) {</text:span></text:p>
            <text:p><text:span text:style-name="T68">    fmt.Println(</text:span><text:span text:style-name="T103">"closing"</text:span><text:span text:style-name="T68">)</text:span></text:p>
            <text:p><text:span text:style-name="T11">    err := f.Close()</text:span></text:p>
            <text:p><text:span text:style-name="T68">    </text:span><text:span text:style-name="T88">if </text:span><text:span text:style-name="T68">err != nil {</text:span></text:p>
            <text:p><text:span text:style-name="T68">        fmt.Fprintf(os.Stderr, </text:span><text:span text:style-name="T103">"error: %v\n"</text:span><text:span text:style-name="T68">, err)</text:span></text:p>
            <text:p><text:span text:style-name="T11">        os.Exit(1)</text:span></text:p>
            <text:p><text:span text:style-name="T11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2">
        <table:table-column table:style-name="co18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Атомарный счётчик</text:p>
          </table:table-cell>
          <table:table-cell table:style-name="ce55"/>
          <table:table-cell table:number-columns-repeated="1022"/>
        </table:table-row>
        <table:table-row table:style-name="ro16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1">инкременирует атомарной операцией </text:span></text:p>
            <text:p><text:span text:style-name="T11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3">mu.Lock() </text:span><text:span text:style-name="T81">// Блокирует мьютекс</text:span></text:p>
            <text:p><text:span text:style-name="T114">defer</text:span><text:span text:style-name="T79"> mu.Unlock() </text:span><text:span text:style-name="T115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68">    </text:span><text:span text:style-name="T88">var</text:span><text:span text:style-name="T68"> state = make(map[int]int)</text:span></text:p>
            <text:p><text:span text:style-name="T68">    </text:span><text:span text:style-name="T88">var</text:span><text:span text:style-name="T68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4">
        <table:table-column table:style-name="co19" table:number-columns-repeated="2" table:default-cell-style-name="ce27"/>
        <table:table-row table:style-name="ro1">
          <table:table-cell table:style-name="ce55" table:number-columns-repeated="2"/>
        </table:table-row>
        <table:table-row table:style-name="ro5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9">
          <table:table-cell table:style-name="ce52" office:value-type="string" calcext:value-type="string">
            <text:p/>
            <text:p/>
            <text:p><text:span text:style-name="T11">    then := time.Date(</text:span></text:p>
            <text:p><text:span text:style-name="T11">        2009, 11, 17, 20, 34, 58, 651387237, time.UTC)</text:span></text:p>
            <text:p><text:span text:style-name="T11">    p(then)</text:span></text:p>
            <text:p/>
            <text:p><text:span text:style-name="T11">    p(then.Year())</text:span></text:p>
            <text:p><text:span text:style-name="T11">    p(then.Month())</text:span></text:p>
            <text:p><text:span text:style-name="T11">    p(then.Day())</text:span></text:p>
            <text:p><text:span text:style-name="T11">    p(then.Hour())</text:span></text:p>
            <text:p><text:span text:style-name="T11">    p(then.Minute())</text:span></text:p>
            <text:p><text:span text:style-name="T11">    p(then.Second())</text:span></text:p>
            <text:p><text:span text:style-name="T11">    p(then.Nanosecond())</text:span></text:p>
            <text:p><text:span text:style-name="T11">    p(then.Location())</text:span></text:p>
            <text:p/>
            <text:p/>
          </table:table-cell>
          <table:table-cell table:style-name="ce52"/>
        </table:table-row>
        <table:table-row table:style-name="ro18">
          <table:table-cell table:style-name="ce52" office:value-type="string" calcext:value-type="string">
            <text:p><text:span text:style-name="T11">    p(then.Weekday())</text:span></text:p>
            <text:p/>
            <text:p><text:span text:style-name="T11">    p(then.Before(now))</text:span></text:p>
            <text:p><text:span text:style-name="T11">    p(then.After(now))</text:span></text:p>
            <text:p><text:span text:style-name="T11">    p(then.Equal(now))</text:span></text:p>
            <text:p/>
            <text:p><text:span text:style-name="T11">    diff := now.Sub(then)</text:span></text:p>
            <text:p><text:span text:style-name="T11">    p(diff)</text:span></text:p>
            <text:p/>
          </table:table-cell>
          <table:table-cell table:style-name="ce52"/>
        </table:table-row>
        <table:table-row table:style-name="ro6">
          <table:table-cell table:style-name="ce52" office:value-type="string" calcext:value-type="string">
            <text:p><text:span text:style-name="T11">    p(diff.Hours())</text:span></text:p>
            <text:p><text:span text:style-name="T11">    p(diff.Minutes())</text:span></text:p>
            <text:p><text:span text:style-name="T11">    p(diff.Seconds())</text:span></text:p>
            <text:p><text:span text:style-name="T11">    p(diff.Nanoseconds())</text:span></text:p>
            <text:p/>
            <text:p/>
            <text:p><text:span text:style-name="T11">    p(then.Add(diff))</text:span></text:p>
            <text:p><text:span text:style-name="T11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2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8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Epoch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8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Time Formatting / Parsing</text:p>
          </table:table-cell>
          <table:table-cell table:style-name="ce55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, rand" table:style-name="ta12">
        <table:table-column table:style-name="co20" table:default-cell-style-name="ce58"/>
        <table:table-column table:style-name="co21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116">"math/rand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7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4">int</text:span>) {</text:p>
            <text:p><text:span text:style-name="T11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3">
        <table:table-column table:style-name="co22" table:number-columns-repeated="2" table:default-cell-style-name="ce27"/>
        <table:table-row table:style-name="ro1">
          <table:table-cell table:style-name="ce82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.00.0000</text:date>, <text:time style:data-style-name="N2" text:time-value="12:41:01.1392951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1-20T13:41:16.532810397</dc:date>
    <meta:editing-duration>P5DT1H31M6S</meta:editing-duration>
    <meta:editing-cycles>1419</meta:editing-cycles>
    <meta:document-statistic meta:table-count="17" meta:cell-count="671" meta:object-count="0"/>
  </office:meta>
</office:document-meta>
</file>